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91d86"/>
    </style:style>
    <style:style style:name="P185" style:family="paragraph" style:parent-style-name="Standard">
      <style:text-properties fo:language="et" fo:country="EE" officeooo:rsid="000759c2" officeooo:paragraph-rsid="0146cc45"/>
    </style:style>
    <style:style style:name="P186" style:family="paragraph" style:parent-style-name="Standard">
      <style:text-properties fo:language="et" fo:country="EE" officeooo:rsid="00d3e8f5" officeooo:paragraph-rsid="00d3e8f5"/>
    </style:style>
    <style:style style:name="P187" style:family="paragraph" style:parent-style-name="Standard">
      <style:text-properties fo:language="et" fo:country="EE" officeooo:rsid="00b627fa" officeooo:paragraph-rsid="00b82292"/>
    </style:style>
    <style:style style:name="P188"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9"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0" style:family="paragraph" style:parent-style-name="Standard">
      <style:text-properties fo:language="et" fo:country="EE" officeooo:rsid="01538f16" officeooo:paragraph-rsid="01538f16"/>
    </style:style>
    <style:style style:name="P191" style:family="paragraph" style:parent-style-name="Standard">
      <style:paragraph-properties fo:text-align="start" style:justify-single-word="false"/>
      <style:text-properties fo:language="et" fo:country="EE" officeooo:rsid="00036e32" officeooo:paragraph-rsid="01540016"/>
    </style:style>
    <style:style style:name="P192" style:family="paragraph" style:parent-style-name="Standard">
      <style:text-properties fo:language="et" fo:country="EE" officeooo:rsid="01552bf6" officeooo:paragraph-rsid="01552bf6"/>
    </style:style>
    <style:style style:name="P193" style:family="paragraph" style:parent-style-name="Standard">
      <style:text-properties fo:language="et" fo:country="EE" officeooo:rsid="01552bf6" officeooo:paragraph-rsid="01557683"/>
    </style:style>
    <style:style style:name="P194" style:family="paragraph" style:parent-style-name="Standard">
      <style:text-properties fo:language="et" fo:country="EE" officeooo:rsid="01540016" officeooo:paragraph-rsid="01540016"/>
    </style:style>
    <style:style style:name="P195" style:family="paragraph" style:parent-style-name="Standard">
      <style:text-properties fo:language="et" fo:country="EE" officeooo:rsid="01577ff4" officeooo:paragraph-rsid="01577ff4"/>
    </style:style>
    <style:style style:name="P196" style:family="paragraph" style:parent-style-name="Standard">
      <style:text-properties fo:language="et" fo:country="EE" officeooo:rsid="00ba9557" officeooo:paragraph-rsid="00b82292"/>
    </style:style>
    <style:style style:name="P197" style:family="paragraph" style:parent-style-name="Standard">
      <style:text-properties fo:language="et" fo:country="EE" officeooo:rsid="00d6b376" officeooo:paragraph-rsid="00d6b376"/>
    </style:style>
    <style:style style:name="P198"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9"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2" style:family="paragraph" style:parent-style-name="Standard">
      <style:text-properties fo:font-size="10pt" fo:language="et" fo:country="EE" officeooo:rsid="0009703c" officeooo:paragraph-rsid="0028c4be" style:font-size-asian="10pt" style:font-size-complex="10pt"/>
    </style:style>
    <style:style style:name="P203" style:family="paragraph" style:parent-style-name="Standard">
      <style:text-properties fo:font-size="10pt" fo:language="et" fo:country="EE" officeooo:rsid="00051e2c" officeooo:paragraph-rsid="00051e2c" style:font-size-asian="10pt" style:font-size-complex="10pt"/>
    </style:style>
    <style:style style:name="P204" style:family="paragraph" style:parent-style-name="Standard">
      <style:text-properties fo:font-size="10pt" fo:language="et" fo:country="EE" officeooo:rsid="0155d4a1" officeooo:paragraph-rsid="01557683" style:font-size-asian="10pt" style:font-size-complex="10pt"/>
    </style:style>
    <style:style style:name="P2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4"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5"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8" style:family="paragraph" style:parent-style-name="Standard">
      <style:text-properties officeooo:paragraph-rsid="013673a3"/>
    </style:style>
    <style:style style:name="P219" style:family="paragraph" style:parent-style-name="Standard">
      <style:text-properties officeooo:paragraph-rsid="01538f16"/>
    </style:style>
    <style:style style:name="P220" style:family="paragraph" style:parent-style-name="Standard">
      <style:text-properties officeooo:paragraph-rsid="01018fdd"/>
    </style:style>
    <style:style style:name="P221" style:family="paragraph" style:parent-style-name="Standard">
      <style:text-properties officeooo:rsid="0162e6b5" officeooo:paragraph-rsid="0162e6b5"/>
    </style:style>
    <style:style style:name="P222" style:family="paragraph" style:parent-style-name="Standard">
      <style:text-properties officeooo:rsid="0164ca08" officeooo:paragraph-rsid="0164ca08"/>
    </style:style>
    <style:style style:name="P223" style:family="paragraph" style:parent-style-name="Standard">
      <style:text-properties officeooo:paragraph-rsid="0164ca08"/>
    </style:style>
    <style:style style:name="P224" style:family="paragraph" style:parent-style-name="Standard">
      <style:text-properties officeooo:paragraph-rsid="017cdf5f"/>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590212"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036e32" style:font-weight-asian="bold" style:font-weight-complex="bold"/>
    </style:style>
    <style:style style:name="T73" style:family="text">
      <style:text-properties fo:font-weight="bold" officeooo:rsid="0007d718" style:font-weight-asian="bold" style:font-weight-complex="bold"/>
    </style:style>
    <style:style style:name="T74" style:family="text">
      <style:text-properties fo:font-weight="bold" officeooo:rsid="0087baeb" style:font-weight-asian="bold" style:font-weight-complex="bold"/>
    </style:style>
    <style:style style:name="T75" style:family="text">
      <style:text-properties fo:font-weight="bold" officeooo:rsid="00acc966" style:font-weight-asian="bold" style:font-weight-complex="bold"/>
    </style:style>
    <style:style style:name="T76" style:family="text">
      <style:text-properties fo:font-weight="bold" officeooo:rsid="00b3291e" style:font-weight-asian="bold" style:font-weight-complex="bold"/>
    </style:style>
    <style:style style:name="T77" style:family="text">
      <style:text-properties fo:font-weight="bold" officeooo:rsid="00bc220d" style:font-weight-asian="bold" style:font-weight-complex="bold"/>
    </style:style>
    <style:style style:name="T78" style:family="text">
      <style:text-properties fo:font-weight="bold" officeooo:rsid="00c3361a" style:font-weight-asian="bold" style:font-weight-complex="bold"/>
    </style:style>
    <style:style style:name="T79" style:family="text">
      <style:text-properties fo:font-weight="bold" officeooo:rsid="00e57fc7" style:font-weight-asian="bold" style:font-weight-complex="bold"/>
    </style:style>
    <style:style style:name="T80" style:family="text">
      <style:text-properties fo:font-weight="bold" officeooo:rsid="00888eb9" style:font-weight-asian="bold" style:font-weight-complex="bold"/>
    </style:style>
    <style:style style:name="T81" style:family="text">
      <style:text-properties fo:font-weight="bold" officeooo:rsid="00ea9c54" style:font-weight-asian="bold" style:font-weight-complex="bold"/>
    </style:style>
    <style:style style:name="T82" style:family="text">
      <style:text-properties fo:font-weight="bold" officeooo:rsid="00eefd89" style:font-weight-asian="bold" style:font-weight-complex="bold"/>
    </style:style>
    <style:style style:name="T83" style:family="text">
      <style:text-properties fo:font-weight="bold" officeooo:rsid="00ef9ee4" style:font-weight-asian="bold" style:font-weight-complex="bold"/>
    </style:style>
    <style:style style:name="T84" style:family="text">
      <style:text-properties fo:font-weight="bold" officeooo:rsid="00107882" style:font-weight-asian="bold" style:font-weight-complex="bold"/>
    </style:style>
    <style:style style:name="T85" style:family="text">
      <style:text-properties fo:font-weight="bold" officeooo:rsid="012121b6" style:font-weight-asian="bold" style:font-weight-complex="bold"/>
    </style:style>
    <style:style style:name="T86" style:family="text">
      <style:text-properties fo:font-weight="bold" officeooo:rsid="011d5bd9" style:font-weight-asian="bold" style:font-weight-complex="bold"/>
    </style:style>
    <style:style style:name="T87" style:family="text">
      <style:text-properties fo:font-weight="bold" officeooo:rsid="0151c03c" style:font-weight-asian="bold" style:font-weight-complex="bold"/>
    </style:style>
    <style:style style:name="T88" style:family="text">
      <style:text-properties fo:font-weight="bold" officeooo:rsid="01590212" style:font-weight-asian="bold" style:font-weight-complex="bold"/>
    </style:style>
    <style:style style:name="T89" style:family="text">
      <style:text-properties fo:font-weight="bold" officeooo:rsid="015a8a68" style:font-weight-asian="bold" style:font-weight-complex="bold"/>
    </style:style>
    <style:style style:name="T90" style:family="text">
      <style:text-properties fo:font-weight="bold" officeooo:rsid="00e02089" style:font-weight-asian="bold" style:font-weight-complex="bold"/>
    </style:style>
    <style:style style:name="T91" style:family="text">
      <style:text-properties fo:font-weight="bold" officeooo:rsid="002cabe3" style:font-weight-asian="bold" style:font-weight-complex="bold"/>
    </style:style>
    <style:style style:name="T92" style:family="text">
      <style:text-properties fo:font-weight="bold" style:font-size-asian="10.5pt" style:font-weight-asian="bold" style:font-weight-complex="bold"/>
    </style:style>
    <style:style style:name="T93" style:family="text">
      <style:text-properties officeooo:rsid="00036e32"/>
    </style:style>
    <style:style style:name="T94" style:family="text">
      <style:text-properties officeooo:rsid="0006eee1"/>
    </style:style>
    <style:style style:name="T95" style:family="text">
      <style:text-properties fo:font-weight="normal" style:font-weight-asian="normal" style:font-weight-complex="normal"/>
    </style:style>
    <style:style style:name="T96" style:family="text">
      <style:text-properties fo:font-weight="normal" officeooo:rsid="000808ba" style:font-weight-asian="normal" style:font-weight-complex="normal"/>
    </style:style>
    <style:style style:name="T97" style:family="text">
      <style:text-properties fo:font-weight="normal" officeooo:rsid="00d91d86" style:font-weight-asian="normal" style:font-weight-complex="normal"/>
    </style:style>
    <style:style style:name="T98" style:family="text">
      <style:text-properties fo:font-weight="normal" officeooo:rsid="00d9c975" style:font-weight-asian="normal" style:font-weight-complex="normal"/>
    </style:style>
    <style:style style:name="T99" style:family="text">
      <style:text-properties fo:font-weight="normal" officeooo:rsid="01557683" style:font-weight-asian="normal" style:font-weight-complex="normal"/>
    </style:style>
    <style:style style:name="T100" style:family="text">
      <style:text-properties fo:font-weight="normal" officeooo:rsid="0155d4a1" style:font-weight-asian="normal" style:font-weight-complex="normal"/>
    </style:style>
    <style:style style:name="T101" style:family="text">
      <style:text-properties fo:font-weight="normal" officeooo:rsid="01589a38" style:font-weight-asian="normal" style:font-weight-complex="normal"/>
    </style:style>
    <style:style style:name="T102" style:family="text">
      <style:text-properties fo:font-weight="normal" officeooo:rsid="015e22bd" style:font-weight-asian="normal" style:font-weight-complex="normal"/>
    </style:style>
    <style:style style:name="T103" style:family="text">
      <style:text-properties officeooo:rsid="0007d718"/>
    </style:style>
    <style:style style:name="T104" style:family="text">
      <style:text-properties fo:font-style="normal" style:font-style-asian="normal" style:font-style-complex="normal"/>
    </style:style>
    <style:style style:name="T105" style:family="text">
      <style:text-properties fo:font-style="normal" officeooo:rsid="0050fe54" style:font-style-asian="normal" style:font-style-complex="normal"/>
    </style:style>
    <style:style style:name="T106" style:family="text">
      <style:text-properties fo:font-style="normal" officeooo:rsid="0098488f" style:font-style-asian="normal" style:font-style-complex="normal"/>
    </style:style>
    <style:style style:name="T107" style:family="text">
      <style:text-properties fo:font-style="normal" officeooo:rsid="00e02089" style:font-style-asian="normal" style:font-style-complex="normal"/>
    </style:style>
    <style:style style:name="T108" style:family="text">
      <style:text-properties fo:font-style="normal" officeooo:rsid="00ecb02e" style:font-style-asian="normal" style:font-style-complex="normal"/>
    </style:style>
    <style:style style:name="T109" style:family="text">
      <style:text-properties fo:font-style="normal" officeooo:rsid="00ef2f04" style:font-style-asian="normal" style:font-style-complex="normal"/>
    </style:style>
    <style:style style:name="T110" style:family="text">
      <style:text-properties fo:font-style="normal" officeooo:rsid="00ef9ee4" style:font-style-asian="normal" style:font-style-complex="normal"/>
    </style:style>
    <style:style style:name="T111" style:family="text">
      <style:text-properties fo:font-style="normal" officeooo:rsid="00fe222d" style:font-style-asian="normal" style:font-style-complex="normal"/>
    </style:style>
    <style:style style:name="T112" style:family="text">
      <style:text-properties fo:font-style="normal" officeooo:rsid="00ff05bf" style:font-style-asian="normal" style:font-style-complex="normal"/>
    </style:style>
    <style:style style:name="T113" style:family="text">
      <style:text-properties fo:font-style="normal" officeooo:rsid="00523682" style:font-style-asian="normal" style:font-style-complex="normal"/>
    </style:style>
    <style:style style:name="T114" style:family="text">
      <style:text-properties fo:font-style="normal" officeooo:rsid="0101b7b6" style:font-style-asian="normal" style:font-style-complex="normal"/>
    </style:style>
    <style:style style:name="T115" style:family="text">
      <style:text-properties fo:font-style="normal" officeooo:rsid="0104d833" style:font-style-asian="normal" style:font-style-complex="normal"/>
    </style:style>
    <style:style style:name="T116" style:family="text">
      <style:text-properties fo:font-style="normal" officeooo:rsid="01116128" style:font-style-asian="normal" style:font-style-complex="normal"/>
    </style:style>
    <style:style style:name="T117" style:family="text">
      <style:text-properties fo:font-style="normal" officeooo:rsid="012b7066" style:font-style-asian="normal" style:font-style-complex="normal"/>
    </style:style>
    <style:style style:name="T118" style:family="text">
      <style:text-properties fo:font-style="normal" officeooo:rsid="00942538" style:font-style-asian="normal" style:font-style-complex="normal"/>
    </style:style>
    <style:style style:name="T119" style:family="text">
      <style:text-properties fo:font-style="normal" officeooo:rsid="01590212" style:font-style-asian="normal" style:font-style-complex="normal"/>
    </style:style>
    <style:style style:name="T120" style:family="text">
      <style:text-properties fo:font-style="normal" officeooo:rsid="0162e6b5" style:font-style-asian="normal" style:font-style-complex="normal"/>
    </style:style>
    <style:style style:name="T121" style:family="text">
      <style:text-properties fo:font-style="normal" style:font-size-asian="10.5pt" style:font-style-asian="normal" style:font-style-complex="normal"/>
    </style:style>
    <style:style style:name="T122" style:family="text">
      <style:text-properties officeooo:rsid="000a8f99"/>
    </style:style>
    <style:style style:name="T123" style:family="text">
      <style:text-properties fo:font-size="10pt" style:font-size-asian="10pt" style:font-size-complex="10pt"/>
    </style:style>
    <style:style style:name="T124" style:family="text">
      <style:text-properties fo:font-size="10pt" officeooo:rsid="004ee3f4" style:font-size-asian="10pt" style:font-size-complex="10pt"/>
    </style:style>
    <style:style style:name="T125" style:family="text">
      <style:text-properties fo:font-size="10pt" officeooo:rsid="00b8c69e" style:font-size-asian="10pt" style:font-size-complex="10pt"/>
    </style:style>
    <style:style style:name="T126" style:family="text">
      <style:text-properties fo:font-size="10pt" officeooo:rsid="00bc220d" style:font-size-asian="10pt" style:font-size-complex="10pt"/>
    </style:style>
    <style:style style:name="T127" style:family="text">
      <style:text-properties fo:font-size="10pt" officeooo:rsid="00bda1c9" style:font-size-asian="10pt" style:font-size-complex="10pt"/>
    </style:style>
    <style:style style:name="T128" style:family="text">
      <style:text-properties fo:font-size="10pt" officeooo:rsid="00bdf9c8" style:font-size-asian="10pt" style:font-size-complex="10pt"/>
    </style:style>
    <style:style style:name="T129" style:family="text">
      <style:text-properties fo:font-size="10pt" officeooo:rsid="00c66560" style:font-size-asian="10pt" style:font-size-complex="10pt"/>
    </style:style>
    <style:style style:name="T130" style:family="text">
      <style:text-properties fo:font-size="10pt" officeooo:rsid="00ce9f8a" style:font-size-asian="10pt" style:font-size-complex="10pt"/>
    </style:style>
    <style:style style:name="T131" style:family="text">
      <style:text-properties fo:font-size="10pt" officeooo:rsid="00cf5065" style:font-size-asian="10pt" style:font-size-complex="10pt"/>
    </style:style>
    <style:style style:name="T132" style:family="text">
      <style:text-properties fo:font-size="10pt" officeooo:rsid="00d9c975" style:font-size-asian="10pt" style:font-size-complex="10pt"/>
    </style:style>
    <style:style style:name="T133" style:family="text">
      <style:text-properties fo:font-size="10pt" officeooo:rsid="00e0f3d6" style:font-size-asian="10pt" style:font-size-complex="10pt"/>
    </style:style>
    <style:style style:name="T134" style:family="text">
      <style:text-properties fo:font-size="10pt" officeooo:rsid="0031bb3f" style:font-size-asian="10pt" style:font-size-complex="10pt"/>
    </style:style>
    <style:style style:name="T135" style:family="text">
      <style:text-properties fo:font-size="10pt" officeooo:rsid="004de135" style:font-size-asian="10pt" style:font-size-complex="10pt"/>
    </style:style>
    <style:style style:name="T136" style:family="text">
      <style:text-properties fo:font-size="10pt" officeooo:rsid="00fa6eeb" style:font-size-asian="10pt" style:font-size-complex="10pt"/>
    </style:style>
    <style:style style:name="T137" style:family="text">
      <style:text-properties fo:font-size="10pt" officeooo:rsid="010ff8c4" style:font-size-asian="10pt" style:font-size-complex="10pt"/>
    </style:style>
    <style:style style:name="T138" style:family="text">
      <style:text-properties fo:font-size="10pt" officeooo:rsid="01159c99" style:font-size-asian="10pt" style:font-size-complex="10pt"/>
    </style:style>
    <style:style style:name="T139" style:family="text">
      <style:text-properties fo:font-size="10pt" officeooo:rsid="0120121d" style:font-size-asian="10pt" style:font-size-complex="10pt"/>
    </style:style>
    <style:style style:name="T140" style:family="text">
      <style:text-properties fo:font-size="10pt" officeooo:rsid="012d337c" style:font-size-asian="10pt" style:font-size-complex="10pt"/>
    </style:style>
    <style:style style:name="T141" style:family="text">
      <style:text-properties fo:font-size="10pt" officeooo:rsid="00fc6417" style:font-size-asian="10pt" style:font-size-complex="10pt"/>
    </style:style>
    <style:style style:name="T142" style:family="text">
      <style:text-properties fo:font-size="10pt" officeooo:rsid="0138529c" style:font-size-asian="10pt" style:font-size-complex="10pt"/>
    </style:style>
    <style:style style:name="T143" style:family="text">
      <style:text-properties fo:font-size="10pt" officeooo:rsid="01455cff" style:font-size-asian="10pt" style:font-size-complex="10pt"/>
    </style:style>
    <style:style style:name="T144" style:family="text">
      <style:text-properties fo:font-size="10pt" officeooo:rsid="0146cc45" style:font-size-asian="10pt" style:font-size-complex="10pt"/>
    </style:style>
    <style:style style:name="T145" style:family="text">
      <style:text-properties fo:font-size="10pt" officeooo:rsid="0149e464" style:font-size-asian="10pt" style:font-size-complex="10pt"/>
    </style:style>
    <style:style style:name="T146" style:family="text">
      <style:text-properties fo:font-size="10pt" officeooo:rsid="015ed2b6" style:font-size-asian="10pt" style:font-size-complex="10pt"/>
    </style:style>
    <style:style style:name="T147" style:family="text">
      <style:text-properties fo:font-size="10pt" fo:font-style="italic" officeooo:rsid="004ee3f4" style:font-size-asian="10pt" style:font-style-asian="italic" style:font-size-complex="10pt" style:font-style-complex="italic"/>
    </style:style>
    <style:style style:name="T148" style:family="text">
      <style:text-properties fo:font-size="10pt" fo:font-style="italic" officeooo:rsid="01435944" style:font-size-asian="10pt" style:font-style-asian="italic" style:font-size-complex="10pt" style:font-style-complex="italic"/>
    </style:style>
    <style:style style:name="T149" style:family="text">
      <style:text-properties fo:font-size="10pt" fo:font-style="italic" officeooo:rsid="014360d0" style:font-size-asian="10pt" style:font-style-asian="italic" style:font-size-complex="10pt" style:font-style-complex="italic"/>
    </style:style>
    <style:style style:name="T150" style:family="text">
      <style:text-properties fo:font-size="14pt" style:font-size-asian="14pt" style:font-size-complex="14pt"/>
    </style:style>
    <style:style style:name="T151" style:family="text">
      <style:text-properties fo:font-size="14pt" officeooo:rsid="0007d718" style:font-size-asian="14pt" style:font-size-complex="14pt"/>
    </style:style>
    <style:style style:name="T152" style:family="text">
      <style:text-properties fo:font-size="14pt" officeooo:rsid="00cacce4" style:font-size-asian="14pt" style:font-size-complex="14pt"/>
    </style:style>
    <style:style style:name="T153" style:family="text">
      <style:text-properties fo:font-size="14pt" fo:font-weight="bold" officeooo:rsid="0007d718" style:font-size-asian="14pt" style:font-weight-asian="bold" style:font-size-complex="14pt" style:font-weight-complex="bold"/>
    </style:style>
    <style:style style:name="T154" style:family="text">
      <style:text-properties fo:font-size="14pt" fo:font-weight="bold" officeooo:rsid="00cacce4" style:font-size-asian="14pt" style:font-weight-asian="bold" style:font-size-complex="14pt" style:font-weight-complex="bold"/>
    </style:style>
    <style:style style:name="T155" style:family="text">
      <style:text-properties fo:font-size="14pt" fo:font-weight="bold" officeooo:rsid="00d934c2" style:font-size-asian="14pt" style:font-weight-asian="bold" style:font-size-complex="14pt" style:font-weight-complex="bold"/>
    </style:style>
    <style:style style:name="T156" style:family="text">
      <style:text-properties fo:font-size="14pt" fo:font-weight="bold" officeooo:rsid="00dd3e64" style:font-size-asian="14pt" style:font-weight-asian="bold" style:font-size-complex="14pt" style:font-weight-complex="bold"/>
    </style:style>
    <style:style style:name="T157" style:family="text">
      <style:text-properties fo:font-size="14pt" fo:font-weight="bold" officeooo:rsid="00d9d16b" style:font-size-asian="14pt" style:font-weight-asian="bold" style:font-size-complex="14pt" style:font-weight-complex="bold"/>
    </style:style>
    <style:style style:name="T158" style:family="text">
      <style:text-properties fo:font-size="14pt" fo:font-weight="bold" officeooo:rsid="011d5bd9" style:font-size-asian="14pt" style:font-weight-asian="bold" style:font-size-complex="14pt" style:font-weight-complex="bold"/>
    </style:style>
    <style:style style:name="T159" style:family="text">
      <style:text-properties officeooo:rsid="00107882"/>
    </style:style>
    <style:style style:name="T160" style:family="text">
      <style:text-properties officeooo:rsid="0017a90f"/>
    </style:style>
    <style:style style:name="T161" style:family="text">
      <style:text-properties officeooo:rsid="0019f45a"/>
    </style:style>
    <style:style style:name="T162" style:family="text">
      <style:text-properties officeooo:rsid="001aef95"/>
    </style:style>
    <style:style style:name="T163" style:family="text">
      <style:text-properties officeooo:rsid="001b5344"/>
    </style:style>
    <style:style style:name="T164" style:family="text">
      <style:text-properties officeooo:rsid="001b7b81"/>
    </style:style>
    <style:style style:name="T165" style:family="text">
      <style:text-properties officeooo:rsid="0023cfda"/>
    </style:style>
    <style:style style:name="T166" style:family="text">
      <style:text-properties officeooo:rsid="002bf80f"/>
    </style:style>
    <style:style style:name="T167" style:family="text">
      <style:text-properties officeooo:rsid="002cabe3"/>
    </style:style>
    <style:style style:name="T168" style:family="text">
      <style:text-properties officeooo:rsid="0031bb3f"/>
    </style:style>
    <style:style style:name="T169" style:family="text">
      <style:text-properties officeooo:rsid="00481b12"/>
    </style:style>
    <style:style style:name="T170" style:family="text">
      <style:text-properties officeooo:rsid="004adf31"/>
    </style:style>
    <style:style style:name="T171" style:family="text">
      <style:text-properties officeooo:rsid="004de135"/>
    </style:style>
    <style:style style:name="T172" style:family="text">
      <style:text-properties officeooo:rsid="004ee3f4"/>
    </style:style>
    <style:style style:name="T173" style:family="text">
      <style:text-properties officeooo:rsid="005981b8"/>
    </style:style>
    <style:style style:name="T174" style:family="text">
      <style:text-properties officeooo:rsid="005c9ad1"/>
    </style:style>
    <style:style style:name="T175" style:family="text">
      <style:text-properties officeooo:rsid="005cdfbd"/>
    </style:style>
    <style:style style:name="T176" style:family="text">
      <style:text-properties officeooo:rsid="005f633e"/>
    </style:style>
    <style:style style:name="T177" style:family="text">
      <style:text-properties fo:font-size="12pt" style:font-size-asian="10.5pt" style:font-size-complex="12pt"/>
    </style:style>
    <style:style style:name="T178" style:family="text">
      <style:text-properties fo:font-size="12pt" officeooo:rsid="006b73fe" style:font-size-asian="10.5pt" style:font-size-complex="12pt"/>
    </style:style>
    <style:style style:name="T179" style:family="text">
      <style:text-properties fo:font-size="12pt" officeooo:rsid="00cbd11f" style:font-size-asian="10.5pt" style:font-size-complex="12pt"/>
    </style:style>
    <style:style style:name="T180" style:family="text">
      <style:text-properties fo:font-size="12pt" officeooo:rsid="00b8c69e" style:font-size-asian="10.5pt" style:font-size-complex="12pt"/>
    </style:style>
    <style:style style:name="T181" style:family="text">
      <style:text-properties fo:font-size="12pt" officeooo:rsid="0007d718" style:font-size-asian="12pt" style:font-size-complex="12pt"/>
    </style:style>
    <style:style style:name="T182" style:family="text">
      <style:text-properties fo:font-size="12pt" officeooo:rsid="010fae8d" style:font-size-asian="12pt" style:font-size-complex="12pt"/>
    </style:style>
    <style:style style:name="T183" style:family="text">
      <style:text-properties fo:font-size="12pt" officeooo:rsid="0112cd37" style:font-size-asian="12pt" style:font-size-complex="12pt"/>
    </style:style>
    <style:style style:name="T184" style:family="text">
      <style:text-properties fo:font-size="12pt" officeooo:rsid="01136088" style:font-size-asian="12pt" style:font-size-complex="12pt"/>
    </style:style>
    <style:style style:name="T185" style:family="text">
      <style:text-properties fo:font-size="12pt" fo:font-style="italic" officeooo:rsid="00cbd11f" style:font-size-asian="10.5pt" style:font-style-asian="italic" style:font-size-complex="12pt" style:font-style-complex="italic"/>
    </style:style>
    <style:style style:name="T186" style:family="text">
      <style:text-properties fo:font-size="12pt" fo:font-style="italic" officeooo:rsid="01435944" style:font-size-asian="10.5pt" style:font-style-asian="italic" style:font-size-complex="12pt" style:font-style-complex="italic"/>
    </style:style>
    <style:style style:name="T187" style:family="text">
      <style:text-properties fo:font-size="12pt" fo:font-style="italic" officeooo:rsid="00b8c69e" style:font-size-asian="10.5pt" style:font-style-asian="italic" style:font-size-complex="12pt" style:font-style-complex="italic"/>
    </style:style>
    <style:style style:name="T188" style:family="text">
      <style:text-properties fo:font-size="12pt" fo:font-style="italic" officeooo:rsid="0112cd37" style:font-size-asian="12pt" style:font-style-asian="italic" style:font-size-complex="12pt" style:font-style-complex="italic"/>
    </style:style>
    <style:style style:name="T189" style:family="text">
      <style:text-properties fo:font-size="12pt" fo:font-style="italic" officeooo:rsid="010fae8d" style:font-size-asian="12pt" style:font-style-asian="italic" style:font-size-complex="12pt" style:font-style-complex="italic"/>
    </style:style>
    <style:style style:name="T190" style:family="text">
      <style:text-properties fo:font-size="12pt" fo:font-style="normal" officeooo:rsid="01435944" style:font-size-asian="10.5pt" style:font-style-asian="normal" style:font-size-complex="12pt" style:font-style-complex="normal"/>
    </style:style>
    <style:style style:name="T191" style:family="text">
      <style:text-properties officeooo:rsid="0060c441"/>
    </style:style>
    <style:style style:name="T192" style:family="text">
      <style:text-properties officeooo:rsid="00627c82"/>
    </style:style>
    <style:style style:name="T193" style:family="text">
      <style:text-properties officeooo:rsid="006395f7"/>
    </style:style>
    <style:style style:name="T194" style:family="text">
      <style:text-properties officeooo:rsid="0067ceb0"/>
    </style:style>
    <style:style style:name="T195" style:family="text">
      <style:text-properties officeooo:rsid="006ae5fe"/>
    </style:style>
    <style:style style:name="T196" style:family="text">
      <style:text-properties officeooo:rsid="006b73fe"/>
    </style:style>
    <style:style style:name="T197" style:family="text">
      <style:text-properties officeooo:rsid="0086b9c1"/>
    </style:style>
    <style:style style:name="T198" style:family="text">
      <style:text-properties officeooo:rsid="00888eb9"/>
    </style:style>
    <style:style style:name="T199" style:family="text">
      <style:text-properties officeooo:rsid="00925143"/>
    </style:style>
    <style:style style:name="T200" style:family="text">
      <style:text-properties officeooo:rsid="00942538"/>
    </style:style>
    <style:style style:name="T201" style:family="text">
      <style:text-properties officeooo:rsid="009b940c"/>
    </style:style>
    <style:style style:name="T202" style:family="text">
      <style:text-properties officeooo:rsid="00acc966"/>
    </style:style>
    <style:style style:name="T203" style:family="text">
      <style:text-properties officeooo:rsid="00b3291e"/>
    </style:style>
    <style:style style:name="T204" style:family="text">
      <style:text-properties officeooo:rsid="00b8c69e"/>
    </style:style>
    <style:style style:name="T205" style:family="text">
      <style:text-properties officeooo:rsid="00bc220d"/>
    </style:style>
    <style:style style:name="T206" style:family="text">
      <style:text-properties fo:color="#ce181e" fo:font-style="italic" fo:font-weight="bold" officeooo:rsid="00bc220d" style:font-style-asian="italic" style:font-weight-asian="bold" style:font-style-complex="italic" style:font-weight-complex="bold"/>
    </style:style>
    <style:style style:name="T207" style:family="text">
      <style:text-properties fo:color="#ce181e" officeooo:rsid="00bc220d"/>
    </style:style>
    <style:style style:name="T208" style:family="text">
      <style:text-properties officeooo:rsid="00c16b88"/>
    </style:style>
    <style:style style:name="T209" style:family="text">
      <style:text-properties officeooo:rsid="00c3361a"/>
    </style:style>
    <style:style style:name="T210" style:family="text">
      <style:text-properties officeooo:rsid="00c44fcd"/>
    </style:style>
    <style:style style:name="T211" style:family="text">
      <style:text-properties officeooo:rsid="00c5cab9"/>
    </style:style>
    <style:style style:name="T212" style:family="text">
      <style:text-properties officeooo:rsid="00c66560"/>
    </style:style>
    <style:style style:name="T213" style:family="text">
      <style:text-properties officeooo:rsid="00ca7bfb"/>
    </style:style>
    <style:style style:name="T214" style:family="text">
      <style:text-properties officeooo:rsid="00caba84"/>
    </style:style>
    <style:style style:name="T215" style:family="text">
      <style:text-properties officeooo:rsid="00cacce4"/>
    </style:style>
    <style:style style:name="T216" style:family="text">
      <style:text-properties officeooo:rsid="00cdf13e"/>
    </style:style>
    <style:style style:name="T217" style:family="text">
      <style:text-properties officeooo:rsid="00d0a2e4"/>
    </style:style>
    <style:style style:name="T218" style:family="text">
      <style:text-properties officeooo:rsid="00d53df0"/>
    </style:style>
    <style:style style:name="T219" style:family="text">
      <style:text-properties officeooo:rsid="00d82104"/>
    </style:style>
    <style:style style:name="T220" style:family="text">
      <style:text-properties officeooo:rsid="00d91d86"/>
    </style:style>
    <style:style style:name="T221" style:family="text">
      <style:text-properties officeooo:rsid="00d934c2"/>
    </style:style>
    <style:style style:name="T222" style:family="text">
      <style:text-properties officeooo:rsid="00d9c975"/>
    </style:style>
    <style:style style:name="T223" style:family="text">
      <style:text-properties officeooo:rsid="00db2945"/>
    </style:style>
    <style:style style:name="T224" style:family="text">
      <style:text-properties officeooo:rsid="00dc1be5"/>
    </style:style>
    <style:style style:name="T225" style:family="text">
      <style:text-properties officeooo:rsid="00dc8fc0"/>
    </style:style>
    <style:style style:name="T226" style:family="text">
      <style:text-properties officeooo:rsid="00e02089"/>
    </style:style>
    <style:style style:name="T227" style:family="text">
      <style:text-properties officeooo:rsid="00e0f3d6"/>
    </style:style>
    <style:style style:name="T228" style:family="text">
      <style:text-properties officeooo:rsid="00e43bd7"/>
    </style:style>
    <style:style style:name="T229" style:family="text">
      <style:text-properties officeooo:rsid="00e8f1ed"/>
    </style:style>
    <style:style style:name="T230" style:family="text">
      <style:text-properties officeooo:rsid="00ea9c54"/>
    </style:style>
    <style:style style:name="T231" style:family="text">
      <style:text-properties officeooo:rsid="00ebf8b2"/>
    </style:style>
    <style:style style:name="T232" style:family="text">
      <style:text-properties officeooo:rsid="00ecb02e"/>
    </style:style>
    <style:style style:name="T233" style:family="text">
      <style:text-properties officeooo:rsid="00ef2f04"/>
    </style:style>
    <style:style style:name="T234" style:family="text">
      <style:text-properties officeooo:rsid="00ef9ee4"/>
    </style:style>
    <style:style style:name="T235" style:family="text">
      <style:text-properties officeooo:rsid="00f1ecf8"/>
    </style:style>
    <style:style style:name="T236" style:family="text">
      <style:text-properties officeooo:rsid="00f52089"/>
    </style:style>
    <style:style style:name="T237" style:family="text">
      <style:text-properties officeooo:rsid="00f56eb9"/>
    </style:style>
    <style:style style:name="T238" style:family="text">
      <style:text-properties officeooo:rsid="00f88dc3"/>
    </style:style>
    <style:style style:name="T239" style:family="text">
      <style:text-properties officeooo:rsid="00ff4eb5"/>
    </style:style>
    <style:style style:name="T240" style:family="text">
      <style:text-properties officeooo:rsid="010024dd"/>
    </style:style>
    <style:style style:name="T241" style:family="text">
      <style:text-properties officeooo:rsid="01018fdd"/>
    </style:style>
    <style:style style:name="T242" style:family="text">
      <style:text-properties officeooo:rsid="0101b7b6"/>
    </style:style>
    <style:style style:name="T243" style:family="text">
      <style:text-properties officeooo:rsid="01030b0f"/>
    </style:style>
    <style:style style:name="T244" style:family="text">
      <style:text-properties officeooo:rsid="01031b4d"/>
    </style:style>
    <style:style style:name="T245" style:family="text">
      <style:text-properties officeooo:rsid="010622b0"/>
    </style:style>
    <style:style style:name="T246" style:family="text">
      <style:text-properties officeooo:rsid="010697b4"/>
    </style:style>
    <style:style style:name="T247" style:family="text">
      <style:text-properties officeooo:rsid="010a43f9"/>
    </style:style>
    <style:style style:name="T248" style:family="text">
      <style:text-properties officeooo:rsid="010ba93a"/>
    </style:style>
    <style:style style:name="T249" style:family="text">
      <style:text-properties officeooo:rsid="010d76b0"/>
    </style:style>
    <style:style style:name="T250" style:family="text">
      <style:text-properties officeooo:rsid="010fae8d"/>
    </style:style>
    <style:style style:name="T251" style:family="text">
      <style:text-properties officeooo:rsid="01116128"/>
    </style:style>
    <style:style style:name="T252" style:family="text">
      <style:text-properties officeooo:rsid="0112cd37"/>
    </style:style>
    <style:style style:name="T253" style:family="text">
      <style:text-properties officeooo:rsid="01136088"/>
    </style:style>
    <style:style style:name="T254" style:family="text">
      <style:text-properties officeooo:rsid="01159c99"/>
    </style:style>
    <style:style style:name="T255" style:family="text">
      <style:text-properties officeooo:rsid="01174d94"/>
    </style:style>
    <style:style style:name="T256" style:family="text">
      <style:text-properties officeooo:rsid="0118ee18"/>
    </style:style>
    <style:style style:name="T257" style:family="text">
      <style:text-properties officeooo:rsid="011a0d1f"/>
    </style:style>
    <style:style style:name="T258" style:family="text">
      <style:text-properties style:font-size-asian="10.5pt"/>
    </style:style>
    <style:style style:name="T259" style:family="text">
      <style:text-properties officeooo:rsid="011c6096" style:font-size-asian="10.5pt"/>
    </style:style>
    <style:style style:name="T260" style:family="text">
      <style:text-properties officeooo:rsid="011d5bd9" style:font-size-asian="10.5pt"/>
    </style:style>
    <style:style style:name="T261" style:family="text">
      <style:text-properties officeooo:rsid="011ef989" style:font-size-asian="10.5pt"/>
    </style:style>
    <style:style style:name="T262" style:family="text">
      <style:text-properties officeooo:rsid="012121b6" style:font-size-asian="10.5pt"/>
    </style:style>
    <style:style style:name="T263" style:family="text">
      <style:text-properties officeooo:rsid="01253c05" style:font-size-asian="10.5pt"/>
    </style:style>
    <style:style style:name="T264" style:family="text">
      <style:text-properties officeooo:rsid="014ae792" style:font-size-asian="10.5pt"/>
    </style:style>
    <style:style style:name="T265" style:family="text">
      <style:text-properties officeooo:rsid="0177f746" style:font-size-asian="10.5pt"/>
    </style:style>
    <style:style style:name="T266" style:family="text">
      <style:text-properties officeooo:rsid="017b222e" style:font-size-asian="10.5pt"/>
    </style:style>
    <style:style style:name="T267" style:family="text">
      <style:text-properties style:text-line-through-style="none" style:text-line-through-type="none" style:font-size-asian="10.5pt"/>
    </style:style>
    <style:style style:name="T268" style:family="text">
      <style:text-properties officeooo:rsid="011d5bd9"/>
    </style:style>
    <style:style style:name="T269" style:family="text">
      <style:text-properties officeooo:rsid="011ef989"/>
    </style:style>
    <style:style style:name="T270" style:family="text">
      <style:text-properties officeooo:rsid="0120121d"/>
    </style:style>
    <style:style style:name="T271" style:family="text">
      <style:text-properties officeooo:rsid="01253c05"/>
    </style:style>
    <style:style style:name="T272" style:family="text">
      <style:text-properties officeooo:rsid="012abcca"/>
    </style:style>
    <style:style style:name="T273" style:family="text">
      <style:text-properties officeooo:rsid="012d337c"/>
    </style:style>
    <style:style style:name="T274" style:family="text">
      <style:text-properties officeooo:rsid="012f1ee2"/>
    </style:style>
    <style:style style:name="T275" style:family="text">
      <style:text-properties officeooo:rsid="0133cd1d"/>
    </style:style>
    <style:style style:name="T276" style:family="text">
      <style:text-properties officeooo:rsid="01355d4d"/>
    </style:style>
    <style:style style:name="T277" style:family="text">
      <style:text-properties officeooo:rsid="013673a3"/>
    </style:style>
    <style:style style:name="T278" style:family="text">
      <style:text-properties officeooo:rsid="013ca629"/>
    </style:style>
    <style:style style:name="T279" style:family="text">
      <style:text-properties officeooo:rsid="01435944"/>
    </style:style>
    <style:style style:name="T280" style:family="text">
      <style:text-properties officeooo:rsid="01455cff"/>
    </style:style>
    <style:style style:name="T281" style:family="text">
      <style:text-properties officeooo:rsid="0146cc45"/>
    </style:style>
    <style:style style:name="T282" style:family="text">
      <style:text-properties officeooo:rsid="0149dfb1"/>
    </style:style>
    <style:style style:name="T283" style:family="text">
      <style:text-properties officeooo:rsid="014ae792"/>
    </style:style>
    <style:style style:name="T284" style:family="text">
      <style:text-properties officeooo:rsid="01303435"/>
    </style:style>
    <style:style style:name="T285" style:family="text">
      <style:text-properties officeooo:rsid="01538f16"/>
    </style:style>
    <style:style style:name="T286" style:family="text">
      <style:text-properties fo:language="et" fo:country="EE" officeooo:rsid="01538f16"/>
    </style:style>
    <style:style style:name="T287" style:family="text">
      <style:text-properties fo:language="et" fo:country="EE" fo:font-weight="normal" officeooo:rsid="01590212" style:font-weight-asian="normal" style:font-weight-complex="normal"/>
    </style:style>
    <style:style style:name="T288" style:family="text">
      <style:text-properties fo:language="et" fo:country="EE" fo:font-weight="bold" officeooo:rsid="01590212" style:font-weight-asian="bold" style:font-weight-complex="bold"/>
    </style:style>
    <style:style style:name="T289" style:family="text">
      <style:text-properties officeooo:rsid="01557683"/>
    </style:style>
    <style:style style:name="T290" style:family="text">
      <style:text-properties officeooo:rsid="0157eafc"/>
    </style:style>
    <style:style style:name="T291" style:family="text">
      <style:text-properties officeooo:rsid="01590212"/>
    </style:style>
    <style:style style:name="T292" style:family="text">
      <style:text-properties officeooo:rsid="015a8a68"/>
    </style:style>
    <style:style style:name="T293" style:family="text">
      <style:text-properties officeooo:rsid="015aafb5"/>
    </style:style>
    <style:style style:name="T294" style:family="text">
      <style:text-properties officeooo:rsid="015be61a"/>
    </style:style>
    <style:style style:name="T295" style:family="text">
      <style:text-properties officeooo:rsid="015c365a"/>
    </style:style>
    <style:style style:name="T296" style:family="text">
      <style:text-properties officeooo:rsid="0162d7c6"/>
    </style:style>
    <style:style style:name="T297" style:family="text">
      <style:text-properties officeooo:rsid="0162e6b5"/>
    </style:style>
    <style:style style:name="T298" style:family="text">
      <style:text-properties officeooo:rsid="01677a13"/>
    </style:style>
    <style:style style:name="T299" style:family="text">
      <style:text-properties officeooo:rsid="016b71cb"/>
    </style:style>
    <style:style style:name="T300" style:family="text">
      <style:text-properties officeooo:rsid="016b8e82"/>
    </style:style>
    <style:style style:name="T301" style:family="text">
      <style:text-properties officeooo:rsid="016ca5fd"/>
    </style:style>
    <style:style style:name="T302" style:family="text">
      <style:text-properties officeooo:rsid="016e7241"/>
    </style:style>
    <style:style style:name="T303" style:family="text">
      <style:text-properties officeooo:rsid="01717d53"/>
    </style:style>
    <style:style style:name="T304" style:family="text">
      <style:text-properties officeooo:rsid="0175e5ae"/>
    </style:style>
    <style:style style:name="T305" style:family="text">
      <style:text-properties officeooo:rsid="0177f746"/>
    </style:style>
    <style:style style:name="T306" style:family="text">
      <style:text-properties officeooo:rsid="017815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02">1.2.2.X </text:span>on <text:span text:style-name="T202">(endiselt) </text:span>esialgne, s.t. siin tuleb paratamatult teha palju muudatusi. <text:span text:style-name="T285">Püüan hoida juhendit enam-vähem sünkroonis väljastatavate versioonidega. Seetõttu muutuvad siin aeg ajalt versiooninumbrid juhendis.</text:span></text:p>
      <text:p text:style-name="P101"/>
      <text:p text:style-name="P102">Üldidee: </text:p>
      <text:p text:style-name="P3"/>
      <text:p text:style-name="P143"><text:span text:style-name="T166">Tahan p</text:span>akkuda kasutajale mitmesuguseid töövahendeid muusika <text:span text:style-name="T94">õpetamisel / </text:span>õppimisel / <text:span text:style-name="T226">muusikaga tegelemisel</text:span>. <text:line-break/>Algselt plaanisin teha vaid paaride valiku programmi standardse helirea</text:p>
      <text:p text:style-name="P143"><text:span text:style-name="T21">Do Re Mi Fa Sol La Si Do .</text:span>.. jaoks. <text:span text:style-name="T203">Sellest sai nn.</text:span> <text:span text:style-name="T71">„</text:span><text:span text:style-name="T90">P</text:span><text:span text:style-name="T71">aaride mäng”</text:span><text:line-break/>Seejärel tuli mõte pakkuda kasutajale võimalust <text:span text:style-name="T167">segipaisatud </text:span>helirida <text:span text:style-name="T167">õigesse</text:span> järjestusse panna ning luua omi heliridasid / akordide järjestusi, <text:span text:style-name="T167">mida korrastada. Sellest sai</text:span><text:span text:style-name="T91"> „J</text:span><text:span text:style-name="T72">ärjestusmäng”</text:span><text:span text:style-name="T76">.</text:span><text:line-break/><text:span text:style-name="T203">Igasuguste helijärjestuste tekitamiseks </text:span><text:s/><text:span text:style-name="T203">vajasin </text:span>lõpuks enesele <text:span text:style-name="T71">MIDI </text:span><text:span text:style-name="T84">redaktorit.</text:span><text:span text:style-name="T159"> <text:line-break/>Praegu olen selle abiga toimima saanud </text:span><text:span text:style-name="T71">„</text:span><text:span text:style-name="T75">Laulge kaasa”</text:span><text:span text:style-name="T202">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02">Saatke oma märkused minu meilile </text:span><text:a xlink:type="simple" xlink:href="mailto:ssekeldaja@hot.ee" text:style-name="Internet_20_link" text:visited-style-name="Visited_20_Internet_20_Link"><text:span text:style-name="T202">ssekeldaja@hot.ee </text:span></text:a><text:span text:style-name="T202"><text:s/>või ka </text:span></text:p>
      <text:p text:style-name="P159"><text:a xlink:type="simple" xlink:href="mailto:toomas.leib@gmail.com" text:style-name="Internet_20_link" text:visited-style-name="Visited_20_Internet_20_Link"><text:span text:style-name="T202">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02">sekeldaja@blogspot.com</text:span></text:a><text:span text:style-name="T202">.<text:line-break/>Tõsi, enamik aega tegelen seal muusikaga või mõne teise maailmamurega.<text:line-break/> </text:span><text:s/></text:p>
      <text:p text:style-name="P191"><text:lin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I Install:</text:p>
      <text:p text:style-name="P148"/>
      <text:p text:style-name="P190">Minu programmi leiate (tõenäoliselt olete seda lingi põhjal juba teinud) github aadressilt</text:p>
      <text:p text:style-name="P219"><text:a xlink:type="simple" xlink:href="https://github.com/muusikamalu/MuusikamaluDebug" text:style-name="Internet_20_link" text:visited-style-name="Visited_20_Internet_20_Link"><text:span text:style-name="T286">https://github.com/muusikamalu/MuusikamaluDebug</text:span></text:a></text:p>
      <text:p text:style-name="P194">Sellel lingil klõpsates näete Github -s tüüpilist projektide allalaadimise akent:</text:p>
      <text:p text:style-name="P194"/>
      <text:p text:style-name="P194"><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2">Ülaltoodud pilt on versioonist 1.2.<text:span text:style-name="T290">2</text:span>.<text:span text:style-name="T290">2</text:span> (praeguse juhendi lugemisel on see asendunud 1.2.2.<text:span text:style-name="T290">X</text:span> -ga).</text:p>
      <text:p text:style-name="P193">Sarnase pildi leiate kõikide github vabavaralist projektide allalaadimisel, vasakul pool saate üksikfaile ja kaustu uurida / alla laadida, näiteks praeguse juhendi <text:span text:style-name="T292">faili selle projektiga</text:span> tutvumiseks. Programmi allalaadimiseks aga on vaja kasutada paremal ülaosas olevat nuppu<text:line-break/><text:span text:style-name="T71">„Clone or download”</text:span>. <text:span text:style-name="T289">Kloneerimine koos git mingi versiooniga</text:span> pole tavakasutajale vajalik, kuigi võimalik, et mugandada igasuguste vabavaraliste programmide allalaadimist , nii et <text:span text:style-name="T69">valige</text:span> nupul klõpsates variant <text:s/><text:span text:style-name="T71">„Download zip” </text:span><text:span text:style-name="T99">ja </text:span><text:span text:style-name="T95">salvestage fail. </text:span><text:span text:style-name="T99">Teie </text:span><text:span text:style-name="T95">sirvija, näiteks Firefox paneb selle allalaaditavate failide kausta. <text:line-break/>Selle </text:span><text:span text:style-name="T101">kausta</text:span><text:span text:style-name="T95"> saab firefox -s kätte </text:span><text:span text:style-name="T99">ülal paremal <text:s/></text:span><text:span text:style-name="T67">„nool alla”</text:span><text:span text:style-name="T99"> märgi alt. Kopeerige allalaaditud fail <text:line-break/>teile sobivasse kausta, näiteks </text:span><text:span text:style-name="T67">Desktop\muusikam</text:span><text:span text:style-name="T68">ä</text:span><text:span text:style-name="T67">lu</text:span><text:span text:style-name="T99"> kausta, </text:span><text:span text:style-name="T100">hiire parema klahvi abiga saab selle faili sisu pakkida lahti. </text:span><text:span text:style-name="T99"><text:line-break/>Märkus: .ZIP fail lahtipakkimisel pannakse kogu </text:span><text:span text:style-name="T102">projekti </text:span><text:span text:style-name="T99">sisu omaette kausta, nii et kui kogemata unustate eraldi kausta tegemise ei teki kuhugi teise kohta, näiteks desktopile, võõrfailide uputust. </text:span></text:p>
      <text:p text:style-name="P204">Märkus:</text:p>
      <text:p text:style-name="P203">Programm praegu ei ole sobiv Apple arvutitel käivitamiseks.</text:p>
      <text:p text:style-name="P147"><text:span text:style-name="T93">Pärast programmi allalaadimist ning lahtipakkimist võib </text:span><text:span text:style-name="T72">Muusikamalu.exe</text:span><text:span text:style-name="T93"> käivitamisel<text:line-break/>arvuti hakata uuendama .NET teeke. Enne võib arvuti küsida üle, kas te kindlasti ikkagi tahate seda programmi käivitada. </text:span></text:p>
      <text:p text:style-name="P195">Kui .NET teegid on uuendamata, siis <text:span text:style-name="T299">u</text:span>uendamise jaoks varuge veidi kannatust, see võib võtta mõni minut, kuid kindlasti on arvutile uuendatud .NET versiooni allalaadimine mõistlik – uuendatud .NET versiooni saavad kasutada ka teised C# uuemates versioonides arendatud programmid.</text:p>
      <text:p text:style-name="P196"><text:span text:style-name="T71">Programmi deinstalleerimine</text:span> on väga lihtne: <text:span text:style-name="T21">Muusikamalu.exe</text:span> sisaldav kaust koos alamkaustadega <text:s/>tuleb lihtsalt eemaldada. Peale .NET uuendustega kaasnevate failide ei ole ma <text:soft-page-break/>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2">II <text:s/><text:span text:style-name="T279">Tiliseb, tiliseb aisakell</text:span></text:p>
      <text:p text:style-name="P150"/>
      <text:p text:style-name="P187"><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79">P</text:span><text:span text:style-name="T177">ärast </text:span><text:span text:style-name="T179">programmi käivitamist </text:span><text:span text:style-name="T177">avaneb teile </text:span><text:span text:style-name="T179">mäng </text:span><text:span text:style-name="T185">Laulge kaasa</text:span><text:span text:style-name="T179">, kus saab kaasa laulda</text:span><text:span text:style-name="T177"><text:line-break/></text:span><text:span text:style-name="T190">Leo Wirkhausi </text:span><text:span text:style-name="T186">„Tiliseb, tiliseb aisakell”</text:span><text:span text:style-name="T185"> </text:span><text:span text:style-name="T186">laulu.</text:span><text:span text:style-name="T187"> </text:span><text:span text:style-name="T180"><text:line-break/>Seda esitust võiks hakata kohe paremaks tegema <text:s/></text:span><text:span text:style-name="T187">MIDI redaktor</text:span><text:span text:style-name="T180"> nupu abil, või valida kõvakettalt <text:line-break/></text:span><text:span text:style-name="T187">Võta kettalt</text:span><text:span text:style-name="T180"> käsu abiga kaasapandud laulude seast mõni teine, näiteks </text:span><text:span text:style-name="T187">„Piparkoogipoisid”</text:span><text:span text:style-name="T180">.</text:span></text:p>
      <text:p text:style-name="P207"><text:span text:style-name="T37">Paaride mängu</text:span><text:span text:style-name="T204"> ja </text:span><text:span text:style-name="T37">Järjestusmängu </text:span><text:span text:style-name="T204">jaoks võtke helirida <text:s/></text:span><text:span text:style-name="T37">Vali helirida </text:span><text:span text:style-name="T107">nupu alt. Sealt</text:span><text:span text:style-name="T204"> saate kätte tavalise heliredeli või heliredeli toone mööda tõusvad akordid ühe oktavi ulatuses. Neist mängudest ja programmi praegusest konfiguratsioonist lähemalt allpool.<text:line-break/></text:span><text:span text:style-name="T125">[</text:span><text:span text:style-name="T148">Selleks, et </text:span><text:span text:style-name="T149">kaasapandud</text:span><text:span text:style-name="T148">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49">Taktide arv ühe meloodiajupi jaoks võiks ka olla suurem, näiteks 2 </text:span><text:span text:style-name="T125">]</text:span></text:p>
      <text:p text:style-name="P205"><text:span text:style-name="T205">Laulu/loo mängitamiseks on 4 nuppu, tavalised </text:span><text:span text:style-name="T38">mängi</text:span><text:span text:style-name="T205"> ja </text:span><text:span text:style-name="T38">stop</text:span><text:span text:style-name="T205"> nupp ei vaja selgitust, nende vahel aga on </text:span></text:p>
      <text:p text:style-name="P206"><text:span text:style-name="T206">„&gt;...|||”</text:span><text:span text:style-name="T207"> </text:span><text:span text:style-name="T205"><text:s/>ja </text:span><text:span text:style-name="T206">„|||&gt;...”</text:span><text:span text:style-name="T205"> nupud. Mõtteliselt</text:span><text:span text:style-name="T77"> |||</text:span><text:span text:style-name="T205"> tähistab laulu kursorit - <text:s/>takti ja akordi, kus laul parajasti on - <text:s/>ja nupud vastavalt mängimist </text:span><text:span text:style-name="T38">kuni kursorini</text:span><text:span text:style-name="T205"> / </text:span><text:span text:style-name="T38">kursorist alates</text:span><text:span text:style-name="T205">.<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26">See </text:span><text:span text:style-name="T128">aeg </text:span><text:span text:style-name="T130">täpselt </text:span><text:span text:style-name="T126">ei vasta </text:span><text:span text:style-name="T128">teose </text:span><text:span text:style-name="T130">reaalsele </text:span><text:span text:style-name="T128">kulgemise</text:span><text:span text:style-name="T130">le, mis </text:span><text:span text:style-name="T126">võib isegi erinevatel arvutitel tulla erinev.<text:line-break/>Programm võib mõningase aja kulutada oma vahepealsetele tegevustele, </text:span><text:span text:style-name="T129">praeguses </text:span><text:span text:style-name="T130">põhi</text:span><text:span text:style-name="T127">aknas läheb </text:span><text:span text:style-name="T129">selleks </text:span><text:span text:style-name="T127">vähem aega, MIDI redaktoris rohkem, </text:span><text:span text:style-name="T129">optimiseerimise järel see ajakulu võib muutuda, </text:span><text:span text:style-name="T126">mistõttu päris täpne see aeg </text:span><text:span text:style-name="T127">kunagi </text:span><text:span text:style-name="T126">ei ole. </text:span><text:span text:style-name="T131">Seda </text:span><text:span text:style-name="T132">aga </text:span><text:span text:style-name="T131">saab programmeerimise nippidega vähendada ja see on 1.X versioonides plaanis. </text:span><text:span text:style-name="T126"><text:line-break/> Samas on see täpne siis, kui tekitada teosest MIDI väljund </text:span><text:span text:style-name="T143">ja MIDI faile mängiv program teeb seda, mida talt </text:span><text:soft-page-break/><text:span text:style-name="T143">oodatakse – mängib MIDI faile täpselt .</text:span><text:span text:style-name="T126"> Se</text:span><text:span text:style-name="T131">lle väljundi loomine on samuti plaanis. </text:span><text:span text:style-name="T128">Btw. 2.X versioonid mul mõtteliselt tähistavad kohta, kus näete ka noodigraafikat.</text:span></text:p>
      <text:p text:style-name="P206"><text:span text:style-name="T205"><text:line-break/></text:span><text:span text:style-name="T78">Algtempo:</text:span></text:p>
      <text:p text:style-name="P209">Kohe saate sättida <text:span text:style-name="T209">teose</text:span> tempot, see on ühe „<text:span text:style-name="T39">ta”</text:span><text:span text:style-name="T212"> ehk veerandnoodi </text:span>kestus millisekundites.</text:p>
      <text:p text:style-name="P209"><text:span text:style-name="T209">Vanasti nimetati seda ka sammnoodiks. (vt. lähemalt </text:span><text:a xlink:type="simple" xlink:href="https://www.taskutark.ee/m/noodipikkused/" text:style-name="Internet_20_link" text:visited-style-name="Visited_20_Internet_20_Link"><text:span text:style-name="T209">https://www.taskutark.ee/m/noodipikkused/</text:span></text:a><text:a xlink:type="simple" xlink:href="https://www.taskutark.ee/m/noodipikkused/" text:style-name="Internet_20_link" text:visited-style-name="Visited_20_Internet_20_Link"> </text:a><text:span text:style-name="T222">)</text:span></text:p>
      <text:p text:style-name="P198">PS! <text:span text:style-name="T209">tempo selles aknas on teose</text:span> algtempo, mille järgi sä<text:span text:style-name="T211">ti</text:span>takse ka ülejäänud tempomärgendid, kui neid on. <text:span text:style-name="T216">S</text:span>ellest edaspidi.</text:p>
      <text:p text:style-name="P198"/>
      <text:p text:style-name="P211">Muusikainstrumendid:</text:p>
      <text:p text:style-name="P208"/>
      <text:p text:style-name="P208">Valisin programmi praeguse versiooni tarbeks välja <text:span text:style-name="T291">mõnikümmend MIDI </text:span>instrumenti. <text:span text:style-name="T291">MIDI standardi kõiki instrumente saab lisada </text:span><text:span text:style-name="T62">„Programmi konf.” </text:span><text:span text:style-name="T119">nupu alt</text:span><text:span text:style-name="T62"> ja </text:span><text:span text:style-name="T119">mittevajalikke ka deaktiveerida, ära nad ei kao üheski laulus, kui neid on kasutatud, võite seda julgesti teha.</text:span></text:p>
      <text:p text:style-name="P208"><text:span text:style-name="T61">„Tiliseb, tiliseb aisakell” </text:span>on võib-olla meeshäälte jaoks liiga kõrge? Seda saab muu<text:span text:style-name="T211">t</text:span>a <text:span text:style-name="T21">transponeerimise </text:span>käskude abiga, see muudab kohe ära ka helistiku. Korraga muutub algtooni (ja ülejäänud loo) <text:span text:style-name="T212">heli</text:span>kõrgus poole tooni võrra. </text:p>
      <text:p text:style-name="P161"><text:span text:style-name="T212">Sellest, m</text:span>is <text:span text:style-name="T212">heli</text:span>kõrguste <text:span text:style-name="T212">vahemikus</text:span> pala <text:span text:style-name="T212">mängitakse, saab teada </text:span>vasakus all nurgas asuv<text:span text:style-name="T212">alt</text:span> lipik<text:span text:style-name="T212">ult</text:span> <text:span text:style-name="T21">„Klahv”</text:span>. Hiirega vastava klaveripaneeli klahvi peale liikudes näitab see ära klahvi noodikõrguse. <text:span text:style-name="T222">Uue m</text:span>uusikapala valikul või transponeerimisel klaveripaneeli ulatus automaatselt muutub. <text:line-break/></text:p>
      <text:p text:style-name="P153">Noo<text:span text:style-name="T210">tide tähistamine:</text:span></text:p>
      <text:p text:style-name="P161"/>
      <text:p text:style-name="P164">(Selle lõigu võite esmakordsel lugemisel jätta vahele)</text:p>
      <text:p text:style-name="P162">Nootide nimetamisel kasutan <text:span text:style-name="T280">praeguses versiooni 1.2.2.X -s 2 varianti: </text:span></text:p>
      <text:p text:style-name="P162"><text:span text:style-name="T70">1.</text:span><text:span text:style-name="T88"> </text:span><text:span text:style-name="T71">BACH</text:span> <text:span text:style-name="T292">või B/H </text:span>süsteem. <text:span text:style-name="T291">See on kasutusel Saksamaal ja kohati veel meil (akadeemilisemas seltskonnas). C noodile eelnev toonikõrgus, ehk C- duur helirea seitsmes aste on selles süsteemis</text:span><text:span text:style-name="T88"> H </text:span><text:span text:style-name="T291"><text:s/>ja madaldatud seitsmes aste </text:span><text:span text:style-name="T89">B</text:span><text:span text:style-name="T292">, mitte </text:span><text:span text:style-name="T89">Bb.</text:span></text:p>
      <text:p text:style-name="P177">Selle süsteemi põhiselt kasutatakse nootide kõrgendamise märkimisels sufiksit <text:span text:style-name="T71">„is”</text:span> ja madaldatud</text:p>
      <text:p text:style-name="P177">nootide jaoks sufiksit <text:span text:style-name="T71">„es”</text:span>, mis aga <text:span text:style-name="T21">E </text:span>noodi puhul annab <text:span text:style-name="T21">Es, A</text:span> noodi madaldamisel aga <text:span text:style-name="T21">As.</text:span></text:p>
      <text:p text:style-name="P177"/>
      <text:p text:style-name="P224"><text:span text:style-name="T287">2. </text:span><text:span text:style-name="T288">B/Bb</text:span><text:span text:style-name="T287"> süsteem (anglo – ameerika süsteem). C – duur helirea seitsmes aste on siin siis ikkagi </text:span><text:span text:style-name="T288">B</text:span><text:span text:style-name="T287"> ja madaldatud seitsmes aste </text:span><text:span text:style-name="T288">Bb</text:span><text:span text:style-name="T287">, nagu teistegi nootide madaldamisel. Kõrgendamises märkimiseks kasutatakse dieesi „♯” ja bemolli „</text:span>♭”<text:span text:style-name="T287">märke, mis enamasti - ka selles programmis <text:s/>on trell „#” ja „b”. </text:span></text:p>
      <text:p text:style-name="P163"/>
      <text:p text:style-name="P189">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b) bemollidena<text:line-break/>c) programm üritab märkimise viisi tuletada lähtudes helistikust. Kui see ei õnnestu, siis aitab ehk a või b variant. </text:p>
      <text:p text:style-name="P200">Keda huvitab lähemalt, siis C duuris / A-mollis <text:s/>on D# / Eb tähistatud Eb-na, A# / Bb Bb-na,</text:p>
      <text:p text:style-name="P200">aga C#/Db, F#/Gb, G#/Ab <text:span text:style-name="T299">k</text:span>ui dieesid. <text:span text:style-name="T299">K</text:span>vindiringi pidi minnes F duuris / D mollis VEEL on</text:p>
      <text:p text:style-name="P200">üks diees, nimelt <text:span text:style-name="T294">F#, ja G-duuris / E-mollis üks bemoll, nimelt Bb. Muudes helistikes lähevad noodid kas dieesideks või bemollideks, vastavalt sellele, kus poolel kvindiringis helistik on, kas enne C-d (12) või pärast C-d.</text:span></text:p>
      <text:p text:style-name="P201"><text:soft-page-break/>Siin ma väga ootaksin spetsialistide kommentaare, ma ei leidnud praegu paremat kompromissi.</text:p>
      <text:p text:style-name="P201"/>
      <text:p text:style-name="P210">Ei ole teostatud</text:p>
      <text:p text:style-name="P178">d) variant, kus programm (võib-olla, ei ole üldse kindel, et see rakendub) kasutab ka teisi konventsioone, näiteks tõusva meloodia puhul dieesid, laskuva meloodia puhul bemollid etc...<text:line-break/><text:span text:style-name="T299">V</text:span>alikuid <text:span text:style-name="T299">a), b), c) </text:span>saate praegu sättida<text:span text:style-name="T21"> „Programmi konf.”</text:span> nupu alt.</text:p>
      <text:p text:style-name="P167"/>
      <text:p text:style-name="P167"><text:span text:style-name="T280">M</text:span>uusikalise notatsiooni erimärke praegu üritan vältida. <text:span text:style-name="T42">Unicode</text:span><text:span text:style-name="T208"> dieesi ja bemolli märgid on üldlevinud, aga teised muusikalise notatsiooni märgid ei ole ja nõuaksid arvutisse </text:span>võõrfontide installeerimist, <text:span text:style-name="T293">kuid bemolli märki asendab kenasti väike „b” ja dieesi märki „#” sümbol.</text:span></text:p>
      <text:p text:style-name="P164">Oktavi<text:span text:style-name="T299">t</text:span>e numbrid <text:span text:style-name="T212">kirjutatakse </text:span>noodi nimetuse järel<text:span text:style-name="T212">e</text:span>, nagu <text:span text:style-name="T295">rahvusvahelises</text:span> <text:span text:style-name="T210">süsteemis </text:span>on tavaks.</text:p>
      <text:p text:style-name="P165"/>
      <text:p text:style-name="P155">Häälte sisse- ja väljalülitamine</text:p>
      <text:p text:style-name="P166"/>
      <text:p text:style-name="P168"><text:span text:style-name="T71">Üks hääl</text:span> on selles programmi erineva pikkusega akordide järjestus.</text:p>
      <text:p text:style-name="P168"><text:span text:style-name="T133">Nii võib ühe partii sisestamisel vaja minna mitut häält. </text:span><text:span text:style-name="T146">S</text:span><text:span text:style-name="T133">elline süsteem oli kõige hõlpsamini programmeeritav.</text:span><text:line-break/>Iga akordi pikkus <text:span text:style-name="T217">(helivältus) </text:span>on mingi täis või murdarv. „<text:span text:style-name="T21">Ta” </text:span>noodi pikkus on pikkusega <text:span text:style-name="T213">1</text:span>, teise<text:span text:style-name="T213">d</text:span> noodipikkused on sellest tuletatud, <text:span text:style-name="T213">s.t. poolnoot </text:span><text:span text:style-name="T40">ta-a</text:span><text:span text:style-name="T213"> on pikkusega 2, </text:span><text:span text:style-name="T40">ta-a-a </text:span><text:span text:style-name="T213">3, tervenoot </text:span><text:span text:style-name="T40">ta-a-a-a</text:span><text:span text:style-name="T213"> 4. <text:s/><text:line-break/>Seevastu </text:span><text:span text:style-name="T40">ti-ti </text:span><text:span text:style-name="T213">pikkus on 1/2, </text:span><text:span text:style-name="T40">ti-ri-ti-ri</text:span><text:span text:style-name="T213"> nootide pikkus 1/4. <text:s/>Edasiste noodivältuste / pikkuste jaoks mugavaid nimetusi ma ei tuvastanud, peab rääkima ebamugavate </text:span><text:span text:style-name="T40">kolmekümnekahendiknoodid / kuuekümneneljandiknoodid </text:span><text:span text:style-name="T213">nimetuste abil (aga need noodid on muusikas täiesti tavalised!) </text:span><text:a xlink:type="simple" xlink:href="https://en.wikipedia.org/wiki/Counting_(music" text:style-name="Internet_20_link" text:visited-style-name="Visited_20_Internet_20_Link"><text:span text:style-name="T213">https://en.wikipedia.org/wiki/Counting_(music</text:span></text:a><text:a xlink:type="simple" xlink:href="https://en.wikipedia.org/wiki/Counting_(music)" text:style-name="Internet_20_link" text:visited-style-name="Visited_20_Internet_20_Link"><text:span text:style-name="T213">)</text:span></text:a><text:span text:style-name="T213"><text:line-break/>Programm saab teose sisestamisel mugavalt hakkama kuni noodipikkusteni 1/16, s.t. </text:span><text:span text:style-name="T46">kuuekümneneljandiknootideni. </text:span><text:span text:style-name="T217">Vajadusel saab seda veelgi peenemaks mugandada, Beethovenil Pateetilise jaoks läheks vaja </text:span><text:span text:style-name="T46">sajakahekümnekaheksandiknoote.</text:span><text:span text:style-name="T217"><text:line-break/></text:span></text:p>
      <text:p text:style-name="P169">Praegu on programmis 4 häält. <text:span text:style-name="T227">S</text:span>eda saab edaspidi suurendada. Erinevaid hääli saab vajadusel sisse ja välja lülitada, nii kuulamiseks kui klaveril vaatamiseks. <text:span text:style-name="T214">Seda saab teha isegi teose mängimise ajal, aga teisi nuppe, v.a. muidugi</text:span><text:span text:style-name="T41"> stop</text:span><text:span text:style-name="T214">,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2">I</text:span><text:span text:style-name="T154">II Paaride- </text:span><text:span text:style-name="T155">ja järjestamise </text:span><text:span text:style-name="T154">mäng</text:span><text:span text:style-name="T155">ud</text:span><text:span text:style-name="T215"><text:line-break/><text:line-break/>Teeme nüüd läbi ühe paaride mängu tavalise C-duur heliredeli peal.</text:span></text:p>
      <text:p text:style-name="P199"><text:span text:style-name="T281">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8"/>
      <text:p text:style-name="P149"/>
      <text:p text:style-name="P149"/>
      <text:p text:style-name="P149"/>
      <text:p text:style-name="P144"/>
      <text:p text:style-name="P144"><text:soft-page-break/></text:p>
      <text:p text:style-name="P144"/>
      <text:p text:style-name="P186">Valige algusnoodiks C4 (60 MIDI numeratsioonis), see on klaveri keskel olev algusnoot.</text:p>
      <text:p text:style-name="P186">Helirea mood võib-<text:span text:style-name="T218">o</text:span>lla mažoorne või minoorne ja lisavõimalusena kromaatiline <text:span text:style-name="T218">(kes</text:span> ei tea, uurige:<text:line-break/>vt. <text:a xlink:type="simple" xlink:href="https://et.wikipedia.org/wiki/Kromaatiline_helirida" text:style-name="Internet_20_link" text:visited-style-name="Visited_20_Internet_20_Link">https://et.wikipedia.org/wiki/Kromaatiline_helirida</text:a><text:span text:style-name="T218">).<text:line-break/>Mängimise alustamiseks valige akordi tüübiks „</text:span><text:span text:style-name="T48">Üks toon</text:span><text:span text:style-name="T218">”, teistest võimalustest akordide loomaaias räägin lähemalt edaspidi. Klõpsake Ok, valiga </text:span><text:span text:style-name="T48">tab</text:span><text:span text:style-name="T218"> „</text:span><text:span text:style-name="T48">paaride mäng”</text:span><text:span text:style-name="T218"> ja üritage leida igale toonile oma paariline.</text:span></text:p>
      <text:p text:style-name="P186"/>
      <text:p text:style-name="P186"><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7">PS! Mängimise nupu kõrvale on tekkinud klaveri ikoon – kes oma muusikalist mälu ei usalda, kasutage visuaalset mälu, klaveri nupu abiga näidatakse koos tooniga koh<text:span text:style-name="T299">t</text:span>, kus seda klaveril saab tekitada.<text:line-break/>(Selle võimaluse võib teha konfigureeritavaks.)</text:p>
      <text:p text:style-name="P197"><draw:frame draw:style-name="fr1" draw:name="Pilt11" text:anchor-type="paragraph" svg:x="0.658cm" svg:y="0.25cm" svg:width="14.415cm" svg:height="7.839cm" draw:z-index="7"><draw:image xlink:href="Pictures/100000000000041A0000023BFBA49105D11FB57A.png" xlink:type="simple" xlink:show="embed" xlink:actuate="onLoad" loext:mime-type="image/png"/></draw:frame></text:p>
      <text:p text:style-name="P185"><text:soft-page-break/><text:span text:style-name="T219">Eduka mängu läbimise korral saate ülaltoodud aknale sarnase akna.<text:line-break/>Kui tahate jõudu proovida mingi muusikapala juppide – taktide järjestamisel, võite alustada </text:span><text:span text:style-name="T43">Harjutuste</text:span><text:span text:style-name="T219"> alamkaustas peituva looga </text:span><text:span text:style-name="T43">Rongisoit1</text:span><text:span text:style-name="T219">. </text:span><text:span text:style-name="T144">[ või eemaldage soovitud mängimise laulul salmikordused ]</text:span><text:span text:style-name="T281"><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5"/>
      <text:p text:style-name="P185"><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4"><text:span text:style-name="T220">Kui pala on liiga pikk, saate pala juppide arvu vähendada, suurendades numbrit „</text:span><text:span text:style-name="T44">takte jagamisel</text:span><text:span text:style-name="T220">”.<text:line-break/>Mitmesalmiliste palade puhul tuleks mitmesalmilisest loost eemaldada salmikordused, jättes alles vaid 1. salmi. Nii saab igast muusikaloost teha huvitava mälumängu. Sellest, kuidas lugu teha, räägin MIDI redaktori kirjelduses.</text:span></text:p>
      <text:p text:style-name="P184"><text:span text:style-name="T71">Järjestusmängus </text:span><text:span text:style-name="T95">tuleks </text:span><text:span text:style-name="T97">muusikapala jupid</text:span><text:span text:style-name="T95"> järjestada vastavalt sellele, kuidas nad heliredelil või muusikapal</text:span><text:span text:style-name="T96">a</text:span><text:span text:style-name="T95">s paiknevad.</text:span></text:p>
      <text:p text:style-name="P202"><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p>
      <text:p text:style-name="P151"/>
      <text:p text:style-name="P181"/>
      <text:p text:style-name="P158"><text:soft-page-break/><text:span text:style-name="T98">Mängu</text:span> jaoks on vasakul all nurgas 2 <text:span text:style-name="T122">mängu</text:span>re<text:span text:style-name="T197">ž</text:span>iimi <text:span text:style-name="T169">seisundi nuppu</text:span>: <text:span text:style-name="T21">„Kuulan”</text:span> ning <text:span text:style-name="T21">„Järjestan”</text:span>.</text:p>
      <text:p text:style-name="P158"><text:span text:style-name="T45">Kuulamise </text:span><text:span text:style-name="T221">seisundis tehke kindlaks loo juppide õige järjestus ning </text:span><text:span text:style-name="T45">järjestamise</text:span><text:span text:style-name="T221"> režiimis peate selle järjestuse õieti taastama. Iga viga paiskab teid jälle tagasi kuulamise režiimi.</text:span><text:line-break/><text:span text:style-name="T221">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56">IV </text:span><text:span text:style-name="T157">Akordide loomaaed</text:span></text:p>
      <text:p text:style-name="P154"/>
      <text:p text:style-name="P172">Helirea valikul sai ühe tooni asemel valida erinevat tüüpi akorde. X tuleb asendada mõtteliselt vastava akordi helistiku märkijaga, näiteks C või C<text:span text:style-name="T296">#</text:span>, või <text:span text:style-name="T296">B.</text:span></text:p>
      <text:p text:style-name="P172">Seda kohta saabki kasutada pedagoogiliselt kõikvõimalike akordide uurimiseks <text:line-break/>Võtke kromaatiline helirida ja valige mingi akordi tüüp. Näiteks „X” <text:span text:style-name="T243">tüüp </text:span>on tavaline mažoorne kolmkõla. <text:span text:style-name="T21">„Laulge kaasa”</text:span> <text:span text:style-name="T223">mängus saate </text:span>erinevate alg<text:span text:style-name="T223">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25">Vajan</text:span> <text:span text:style-name="T225">h</text:span>äid ideid, <text:span text:style-name="T225">seda reaalselt vajalike asjade jaoks - </text:span>kas võtta juurde õigete sõrmede märkimine, <text:span text:style-name="T224">arpedžod, murdmata ja murtud (broken chord?) kujul koos sõrmestustega? Andke oma soovidest märku!</text:span></text:p>
      <text:p text:style-name="P174"><text:span text:style-name="T224">Omaloominguna lisasin tüübid </text:span><text:span text:style-name="T47">„XOct”</text:span><text:span text:style-name="T224"> - üks toon üle 8 oktaavi!, </text:span><text:span text:style-name="T47">„X8” - </text:span><text:span text:style-name="T224">kolmkõla, aga alumine noot topeldatud, <text:s/>ja </text:span><text:span text:style-name="T47">„X10” - </text:span><text:span text:style-name="T224">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24">, <text:s/>mis vastavat hääle akordi teksti selle nimena näitab.<text:line-break/>Kui näiteks mingis hääles on olemas C mazhoori kolmkõla </text:span><text:span text:style-name="T47">{C4, E4, G4}</text:span><text:span text:style-name="T224">,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text:soft-page-break/>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4"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28">tud </text:span>lastelaul <text:s/><text:span text:style-name="T71">„Minu </text:span><text:span text:style-name="T74">H</text:span><text:span text:style-name="T71">ani”</text:span> koos tekstiga. <text:span text:style-name="T228">Paremal all on „Võta kettalt” nupp. Selle laulu leiate </text:span><text:span text:style-name="T49">Harjutused</text:span><text:span text:style-name="T228"> kaustast. </text:span></text:p>
      <text:p text:style-name="P86"/>
      <text:p text:style-name="P6"><text:span text:style-name="T79">Muusika esitus akorditeksti</text:span><text:span text:style-name="T87">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28"><text:s/>Laulus on kasutuses 2 häält. II, saatehääle puhul on sisse lülitatud hääle all olev </text:span><text:span text:style-name="T49">„Näita akordinimed”</text:span><text:span text:style-name="T228">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1">ülejäänud kestused tuletuvad Ta noodi kestusest.</text:span> Lisatava<text:span text:style-name="T241">t</text:span> / muudetava<text:span text:style-name="T241">t</text:span> akordikestust saate valida kombokasti <text:span text:style-name="T21">„</text:span><text:span text:style-name="T53">Noodi kestus”</text:span><text:span text:style-name="T236"> </text:span>loendist. </text:p>
      <text:p text:style-name="P48">Seejärel võib akordi külge „kleepida” erinevaid märgendeid. Vaatleme neid järjekorras:</text:p>
      <text:p text:style-name="P98"/>
      <text:p text:style-name="P6"><text:span text:style-name="T22">Tempo märgend</text:span><text:span text:style-name="T160">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0"> kleebib tempo märgendi külge parajasti aktiivse hääle aktiivsele akordile, sellest akordist alates on tempo sellele märgendile vastav.</text:span></text:p>
      <text:p text:style-name="P7"><text:soft-page-break/><text:span text:style-name="T229">0 või tühi väärtus tempo väärtuse sättimise järel tühistab tempo märgendi (lihtsalt teksti muutmisest ei piisa, on vaja vajutada </text:span><text:span text:style-name="T54">„Säti tempot”</text:span><text:span text:style-name="T229"> nuppu!). Algtempo väärtust nullida muidugi ei saa.<text:line-break/></text:span><text:line-break/><text:span text:style-name="T23">Helitugevuse märgend</text:span><text:span text:style-name="T53">id</text:span><text:span text:style-name="T161">. Neid on praegu 2.</text:span></text:p>
      <text:p text:style-name="P10">GV – General Volume kehtib kogu teosele, V kehtib selle <text:span text:style-name="T170">akordiga seotud </text:span>häälele. Vaikimisi on <text:span text:style-name="T170">helitugevus</text:span> maksimaalne <text:span text:style-name="T166">MIDI </text:span>127, sest hääletugevust üldiselt reguleeritakse teiste vahenditega, aga kui teose üldine helitugevus muutub, oleks GV-st abi (fortest piano-<text:span text:style-name="T230">ni</text:span> ja jälle tagasi). </text:p>
      <text:p text:style-name="P10">V - <text:span text:style-name="T230">Volume</text:span> <text:span text:style-name="T198">märgend kehtib</text:span><text:span text:style-name="T80"> ühele</text:span><text:span text:style-name="T198"> häälele. Nii </text:span>on hea <text:span text:style-name="T198">häälte omavahelisi suhteid reguleerida – näiteks </text:span>kui mingi saade on vaja <text:span text:style-name="T166">põhihääle suhtes</text:span> <text:span text:style-name="T166">vaiksemaks </text:span>suruda. <text:span text:style-name="T166">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68"> ongi helitugevus MIDI slängis (väga veider, aga nii on).</text:span></text:p>
      <text:p text:style-name="P9"><text:span text:style-name="T166">Väärtused </text:span>0 ja 128 kõrvaldavad <text:span text:style-name="T166">helitugevuse </text:span>märgendi. <text:line-break/>-<text:span text:style-name="T237">1 taastab helitugevuse </text:span><text:span text:style-name="T55">vaikeväärtuse</text:span><text:span text:style-name="T237">.</text:span><text:line-break/>Tulevik: DV (Dünaamiline helitugevus ). <text:span text:style-name="T170">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1">mad</text:span> valjuhääldi nupud <text:span text:style-name="T231">häälte all </text:span>märgivad ühe hääle helitugevust. Häälele parajasti kehtiv helitugevus on kohe <text:span text:style-name="T244">vastavas</text:span> kombokastis nähtav.</text:p>
      <text:p text:style-name="P9"/>
      <text:p text:style-name="P9"><text:span text:style-name="T21">Pedaali märgend.</text:span> Iga hääle kohal on pedaali nupp, mis se<text:span text:style-name="T300">lle</text:span> märgendi kas sisse <text:span text:style-name="T199">või </text:span>välja lülitab vastavalt eelnevale seisundile. <text:span text:style-name="T199">Sisselülitatud pedaali saab vaid välja lülitada ja vastupidi.</text:span><text:line-break/>Pedaal kehtib <text:span text:style-name="T81">alati ühele</text:span><text:span text:style-name="T71"> </text:span>häälele, üldist pedaali ma ei ole realiseerinud. Pedaali märgendi tähis akordi järel on <text:span text:style-name="T21">Ped </text:span>– <text:span text:style-name="T170">pedaal lülitatakse sisse, </text:span>või <text:span text:style-name="T21">Ped*</text:span> - <text:span text:style-name="T170">pedaal lülitatakse välja</text:span>, umbes nii, nagu ka nooditekstides.</text:p>
      <text:p text:style-name="P11">Tegelikult ma tahtsin kasutajale võimalikul suurt mugavust, see võimaldab <text:span text:style-name="T170">teha teose</text:span>tekste, kus <text:span text:style-name="T21">Ped</text:span> lülitatakse sisse ja välja ei lülitata<text:span text:style-name="T198">gi</text:span>. Mis seisus <text:span text:style-name="T170">seejärel</text:span> konkreetselt <text:s/>akord on, näitab akordil viibimise <text:span text:style-name="T170">korral</text:span> Ped <text:span text:style-name="T244">nupu </text:span>taust. Sinine taust tähistab seda, et pedaal on lülitatud sisse, s.t. <text:span text:style-name="T230">programmi sisse ehitatud muusikamängija ignoreerib vastava akordi helide off käsklusi.</text:span><text:line-break/>Samas oleks tore, kui normaalses muusikateoses <text:span text:style-name="T199">igale </text:span>Ped märgendile kusagil järgneb ka Ped*.</text:p>
      <text:p text:style-name="P12"><text:span text:style-name="T118">K</text:span><text:span text:style-name="T104">ordustest </text:span><text:span text:style-name="T200">(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0">kehtima</text:span> ka <text:span text:style-name="T198">I </text:span>hääles, o<text:span text:style-name="T198">leks</text:span> tulemus üsna inetu. Võite selles praktiliselt veenduda. </text:p>
      <text:p text:style-name="P15"><text:span text:style-name="T231">Helide pedaalitud seisundeid praegu graafiline klaveriaken ei kajasta.</text:span><text:line-break/></text:p>
      <text:p text:style-name="P100">Korduse märgend:</text:p>
      <text:p text:style-name="P99"/>
      <text:p text:style-name="P50"><text:span text:style-name="T21">Kordused </text:span><text:span text:style-name="T104">(nagu ka laulutekstid) on praegu seotud I häälega, s.t. juhthäälega. Teistele häältele korduse märgendeid külge kleepida ei saa. <text:line-break/></text:span><text:span text:style-name="T108">Muusikaliselt tähenduselt vastavad korduse märgendid enam-vähem nooditeksti korduse märkidele.</text:span></text:p>
      <text:p text:style-name="P13">Igal kordusel on algus ja lõpp. <text:span text:style-name="T200">Korduse algust märgib märgend Rep, korduse lõppu Rep*N, kus N on korduste arv, see võib olla ka suurem, kui 2, erinevalt muusikalisest notatsioonist.</text:span></text:p>
      <text:p text:style-name="P14"><text:span text:style-name="T232">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text:span><text:soft-page-break/><text:span text:style-name="T232">märkimisega, korduse alguse märk lisatakse automaatselt loo algusele.<text:line-break/>Kordusest tuleb vahel väljuda enne korduse lõppu, sõltuvalt sellest, kas ollakse </text:span><text:span text:style-name="T52">viimasel</text:span><text:span text:style-name="T232"> korduse kordamisel või mitte. Tavalises muusikalises notatsioonis on kordus alati kahekordne ja korduse eraldumise koht märgitud numbriga 1. </text:span></text:p>
      <text:p text:style-name="P14"><text:span text:style-name="T235">Seetõttu nimetasin selle märgendi </text:span><text:span text:style-name="T24">Rep1</text:span><text:span text:style-name="T162">.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2">. <text:line-break/></text:span><text:span text:style-name="T25">Da Capo Al Fine</text:span><text:span text:style-name="T163"> käitumist saab </text:span><text:span text:style-name="T25">Rep1 </text:span><text:span text:style-name="T163">abiga teha nii – märkige </text:span><text:span text:style-name="T25">Rep*2</text:span><text:span text:style-name="T163"> ära laulu lõpus, mille järel programm paneb </text:span><text:span text:style-name="T25">Rep</text:span><text:span text:style-name="T163"> märgendi algusesse. Selle koha peal, kus </text:span><text:span text:style-name="T25">Fine</text:span><text:span text:style-name="T163"> on nooditekstis, märkige </text:span><text:span text:style-name="T25">Rep1</text:span><text:span text:style-name="T163">.</text:span></text:p>
      <text:p text:style-name="P13"/>
      <text:p text:style-name="P13"><text:span text:style-name="T82">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34">Seda muudab lüliti </text:span><text:span text:style-name="T50">„Vahelelisamine / Muuda” </text:span><text:span text:style-name="T110">ülal paremal. </text:span></text:p>
      <text:p text:style-name="P52">Teose <text:span text:style-name="T234">iga hääle</text:span> kursoril on üks spetsiaalne positsioon, END, kuhu alati saab lisada. <text:span text:style-name="T235">M</text:span>uudes positsioonides kas lisatakse uus noot / akord kursori asukoha ette või muudetakse kursori asukohas olevat akordi, lisades sinna uue noodi / eemaldades vana noodi / <text:span text:style-name="T244">asendades akordi.</text:span></text:p>
      <text:p text:style-name="P54"><text:span text:style-name="T233">Selleks on nupud „</text:span><text:span text:style-name="T50">Lisa noot</text:span><text:span text:style-name="T233">”, </text:span><text:span text:style-name="T50">„Lisa paus”, <text:s/>„Lisa akord tüübiga” </text:span><text:span text:style-name="T109">ning</text:span><text:span text:style-name="T50"> </text:span><text:span text:style-name="T233">noodikõrguste ja kestuste valikukombod. Kursori asukohas oleva noodi/akordi kestust saab ülekirjutuse moodist sõltumatult alati muuta </text:span><text:span text:style-name="T50">„Muuda kestust”</text:span><text:span text:style-name="T233"> nupuga. Ka </text:span><text:span text:style-name="T50">„Kustuta”</text:span><text:span text:style-name="T233">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33"> nupp asendab eesoleva akordi. </text:span></text:p>
      <text:p text:style-name="P53"><text:span text:style-name="T234">Et mingi häälega saaks teha muutusi, tuleb see hääl aktiveerida (rooma numbritega raadiolülitid </text:span><text:span text:style-name="T51">I hääl</text:span><text:span text:style-name="T234">, </text:span><text:span text:style-name="T51">II hääl</text:span><text:span text:style-name="T234">, </text:span><text:span text:style-name="T51">III hääl</text:span><text:span text:style-name="T234"> <text:s/>ja <text:s/></text:span><text:span text:style-name="T51">IV hääl</text:span><text:span text:style-name="T234">. <text:line-break/>Et lisada/ asendada mingit tüüpi akordi, võib valida juba etteantud tüüpide seast, kus akordi algpositsioon on </text:span><text:span text:style-name="T51">„Vali noot”</text:span><text:span text:style-name="T234"> kombokastist valitud noot. Akordi tüübi võib sisestada ka ise, näiteks C7 korral lisatakse C7 akord ja selle akordi oktaav määratakse </text:span><text:span text:style-name="T51">„Vali noot”</text:span><text:span text:style-name="T234"> alguspositsiooni noodi kohaselt. Olgu näiteks algusnoot C4 ehk 60. Siis G puhul lisatakse G kolmkõla akord, kus G kolmkõla algusnoot on G4. <text:line-break/></text:span><text:span text:style-name="T83">Klipiredaktorist: </text:span><text:span text:style-name="T234"><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82">ja klipiredaktorist pearedaktorisse lisada „noodipikkuste” kalkulaator. </text:span></text:p>
      <text:p text:style-name="P55"/>
      <text:p text:style-name="P85">Taastamine</text:p>
      <text:p text:style-name="P56"/>
      <text:p text:style-name="P57"><text:soft-page-break/>Tehtud muudatused MIDI redaktoris ja klipiredaktoris ei ole pöördumatud. Kõik tegevused on operatiivmälus olemas ja neid saab taastada. <text:span text:style-name="T297">Taastavate tegevuste hulk praegu vaikimisi on 50,</text:span></text:p>
      <text:p text:style-name="P57"><text:span text:style-name="T297">seda saab </text:span><text:span text:style-name="T63">„Programmi konf.”</text:span><text:span text:style-name="T297">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38">praeguseid võimalusi</text:span> lähemalt <text:span text:style-name="T21">„Minu hani”</text:span> lauluteksti abiga:</text:p>
      <text:p text:style-name="P74">Laulul on 5 salmi, tervet muusikateksti korratakse 5 korda. </text:p>
      <text:p text:style-name="P18">Rohkem kordusi laulul ei ole, <text:span text:style-name="T171">kogu laulu muusika sisaldub </text:span><text:span text:style-name="T56">„Kordus I”</text:span><text:span text:style-name="T171">-s, mida korratakse 5 korda.</text:span></text:p>
      <text:p text:style-name="P18"><text:span text:style-name="T142">S</text:span><text:span text:style-name="T141">elgita</text:span><text:span text:style-name="T142">n lähemalt</text:span><text:span text:style-name="T141"> põhitekstikasti kohal oleva „Kordus I” sildi mõtet.</text:span><text:span text:style-name="T123"> <text:s/></text:span><text:span text:style-name="T134"><text:line-break/>V</text:span><text:span text:style-name="T123">õib esineda </text:span><text:span text:style-name="T135">laule, </text:span><text:span text:style-name="T123">kus ühte osa korratakse kusagil </text:span><text:span text:style-name="T136">paar korda</text:span><text:span text:style-name="T123">, seejärel </text:span><text:span text:style-name="T136">korratakse kusagil </text:span><text:span text:style-name="T123">teist osa ja nii edasi ja edasi ...</text:span><text:span text:style-name="T145">Näide - „Pipargoogipoisid”.</text:span><text:span text:style-name="T123"><text:line-break/></text:span><text:span text:style-name="T145">Lihtsaim näide korduste tegemisest: proovige korduste lisamist </text:span><text:span text:style-name="T136">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47">Kordus IV </text:span><text:span text:style-name="T124">.</text:span></text:p>
      <text:p text:style-name="P106"/>
      <text:p text:style-name="P17"><text:span text:style-name="T172">Jätkame aga nüüd </text:span><text:span text:style-name="T27">Minu hani </text:span><text:span text:style-name="T106">uurimist</text:span><text:span text:style-name="T36">.</text:span></text:p>
      <text:p text:style-name="P17"><text:span text:style-name="T120">Põhit</text:span><text:span text:style-name="T105">ekstikastis näete, et erinevaid salme eraldab </text:span><text:span text:style-name="T27">„****”</text:span><text:span text:style-name="T105"> rida (mille peal klõpsimine viib järgmise rea peale). </text:span></text:p>
      <text:p text:style-name="P104"><text:span text:style-name="T111">C mažoori</text:span><text:span text:style-name="T105"> näite puhul võis </text:span><text:span text:style-name="T111">aga </text:span><text:span text:style-name="T105">näha, et erinevaid kordusi eraldas <text:s/></text:span><text:span text:style-name="T27">„-----”</text:span><text:span text:style-name="T105"> rida. </text:span></text:p>
      <text:p text:style-name="P141"/>
      <text:p text:style-name="P17"><text:span text:style-name="T165">Tekstiga mitteseotud akordi märgib „.”, aga kui akordiga selles korduses ja selle korduse numbri peal on seotud tekst, siis vastavalt „.” + </text:span><text:span text:style-name="T26">tekst</text:span><text:span text:style-name="T168">.</text:span><text:line-break/><text:span text:style-name="T164">Saate tekstikasti kohal sättida, mitmenda salmi / kordamise peale tahate minna, aga seda saab teha ka tekstikasti sees hiirega klõpsates või kasutada nooleklahve.</text:span></text:p>
      <text:p text:style-name="P60"><text:span text:style-name="T297">Põhit</text:span>ekstikastis saab muusikateksti <text:span text:style-name="T242">silpi </text:span>vaid kõrvaldada akordi küljest <text:span text:style-name="T21">Delete</text:span> <text:s/>või <text:span text:style-name="T21">Backspace</text:span> <text:s/>klahvi<text:span text:style-name="T168">de</text:span>ga. </text:p>
      <text:p text:style-name="P60"/>
      <text:p text:style-name="P60">Tekstikastis TEKSTI EI SAA SISESTADA. Seda tuleb teha<text:span text:style-name="T104"> </text:span><text:span text:style-name="T113">põhi</text:span><text:span text:style-name="T104">tekstikasti </text:span>kõrval olevas <text:span text:style-name="T28">tekstimuute</text:span><text:span text:style-name="T21">kasti</text:span><text:span text:style-name="T29">s </text:span><text:span text:style-name="T112">ja seejärel kasutada </text:span><text:span text:style-name="T57">„Vahelelisamine”, „Ülekirjutus”, „Jaga”</text:span><text:span text:style-name="T112"> käske.<text:line-break/></text:span><text:span text:style-name="T57">„Eemaldamine”</text:span><text:span text:style-name="T112"> nupp eemaldab </text:span><text:span text:style-name="T115">silbi kursori positsioonis</text:span><text:span text:style-name="T112"> koos ülejäänud teksti nihutamisega käsi</text:span><text:span text:style-name="T114">l</text:span><text:span text:style-name="T112">olevas salmis.<text:line-break/>Ühest salmist väljapoole see </text:span><text:span text:style-name="T115">nihutamine </text:span><text:span text:style-name="T112">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39">või „-” </text:span><text:s/><text:span text:style-name="T239">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text:soft-page-break/>Kuidas sisestatud tekst <text:span text:style-name="T21">„Laulge kaasa”</text:span> <text:span text:style-name="T240">mängus </text:span>hakkab välja nägema, seda näete ka kohe klaveriakna aktiveerimisel (tiibklaveri ikoon all vasakus nurgas <text:span text:style-name="T240">koos mängimise ikoonidega</text:span>).</text:p>
      <text:p text:style-name="P62"/>
      <text:p text:style-name="P91">Tekstimuutekastis loodud silbid koos tühikute ja reavahetustega saab kas <text:span text:style-name="T272">lisada salmi tekstile kursori asukohas vahele või </text:span>üle kirjutada <text:span text:style-name="T272">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301">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4">mugavusnupp on tulnud tarbest silbitamata jäänud sõna üle silbitada, </text:span><text:span text:style-name="T117">sest siis on </text:span><text:span text:style-name="T104">kõik </text:span><text:span text:style-name="T117">järgnevad </text:span><text:span text:style-name="T104">lauluteksti akordid </text:span><text:span text:style-name="T117">nihkes</text:span><text:span text:style-name="T104">.</text:span> Jaga<text:span text:style-name="T104"> teeb 2 operatsiooni ühe korraga – jagab sõna sil</text:span><text:span text:style-name="T115">bid</text:span><text:span text:style-name="T104"> (näiteks punktidega </text:span><text:span text:style-name="T115">eraldatud </text:span><text:span text:style-name="T104">) </text:span><text:span text:style-name="T115">akordide vahel, aga </text:span><text:span text:style-name="T104"><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0"><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1"><text:span text:style-name="T12">T</text:span><text:span text:style-name="T11">ekstimuutekasti kohal olev lüliti </text:span><text:span text:style-name="T17">„</text:span><text:span text:style-name="T18">Muutetekst kursorist salmi lõpuni”</text:span><text:span text:style-name="T13"> võimaldab</text:span></text:p>
      <text:p text:style-name="P222"><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3"><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Kuigi programmi arendamise käigus kujunes muusikateksti tegemise <text:span text:style-name="T246">kiiremaks </text:span>vahendiks <text:span text:style-name="T21">klipiredaktor</text:span>, millest <text:span text:style-name="T194">lähemalt a</text:span>llpool, võiksite mõne lihtsa lauluteksti <text:span text:style-name="T173">ainult </text:span>pearedaktori<text:span text:style-name="T173">t kasutades</text:span> siiski valmis teha, <text:span text:style-name="T174">et saada selgeks praegu kasutusel olevad nupud.</text:span></text:p>
      <text:p text:style-name="P41"><text:span text:style-name="T242">Võtame </text:span>ülesandeks valmis teha <text:span text:style-name="T21">Ellen Niidu / Ernesaksa</text:span> <text:span text:style-name="T21">„Rongisõidu”</text:span> alguse harjutus<text:span text:style-name="T269">e</text:span> koos saatega.</text:p>
      <text:p text:style-name="P20"><text:span text:style-name="T174">Vihje laisematele, see fail on olemas nimega </text:span><text:span text:style-name="T30">Rongisõit1.Json, <text:line-break/></text:span><text:span text:style-name="T115">transponeerituna ja rütmiliselt teisendatuna failis </text:span><text:span text:style-name="T58">Rongisõit2.Json.</text:span></text:p>
      <text:p text:style-name="P42">Võtke malliks tavaline C <text:span text:style-name="T302">duur</text:span> heliredel ja minge pearedaktorisse.</text:p>
      <text:p text:style-name="P23">Mina valisin juhthääle instrumendiks flöödi, saateinstrumendiks (2. hääl) võtsin tavalise kitarri.<text:line-break/><text:span text:style-name="T174">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5">Märkus: paremal ülal olev </text:span><text:span text:style-name="T31">Vahelelisamine/Muuda</text:span><text:span text:style-name="T175"> märkeruut on vaikimisi sisse lülitatud, selle valjalülitamisel saab aktiivsele akordile lisada noote ja olemasolevaid kustutada.</text:span></text:p>
      <text:p text:style-name="P24"><text:span text:style-name="T176">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76"> nupp muudab akordi kestuse sõltumata </text:span><text:span text:style-name="T31">Vahelelisamine/Muuda</text:span><text:span text:style-name="T175"> märkeruudu seisust.</text:span></text:p>
      <text:p text:style-name="P25"><text:soft-page-break/>Nüüd märkige G4 kohal ära <text:s/>korduse lõpp, vaikimisi on see 2 korda, nagu ongi tahetud.</text:p>
      <text:p text:style-name="P25">All vasakul on <text:span text:style-name="T153">„&gt;...|||”</text:span><text:span text:style-name="T73"> <text:s/></text:span>(mängi kursorini)<text:span text:style-name="T71"> </text:span><text:span text:style-name="T73"><text:s/></text:span><text:span text:style-name="T103">tekstiga ja <text:s/></text:span><text:span text:style-name="T151">„|||&gt;...” </text:span><text:span text:style-name="T150">(</text:span><text:span text:style-name="T177">mängi kursorist alates) nuppudega</text:span></text:p>
      <text:p text:style-name="P25">võimalik oma tegevust kontrollida, näiteks mängida kursorini 1-2 juba sisestatud takti on mugav.<text:line-break/><text:span text:style-name="T201">Loo sisestuse õigsuse</text:span> kontrolliks minge kõige esimese akordini ja mängige kursorist alates kuni lõpuni. Taktide arv olgu -1, <text:span text:style-name="T245">nii vaikimisi ongi </text:span><text:s/>(<text:span text:style-name="T245">nii tuleb terve lugu</text:span> <text:span text:style-name="T245">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p>
      <text:p text:style-name="P25"/>
      <text:p text:style-name="P28">Lisame 2 saateakordi pikkusega 2. (<text:span text:style-name="T248">kas algusnoodid </text:span>C4, G4 noodid, <text:span text:style-name="T21">Lisa akord tüübiga</text:span> nupp, tüübiks <text:span text:style-name="T248">X. Võib lihtsalt kohe tippida C, lisada ja G, saab sama tulemi.</text:span> ). </text:p>
      <text:p text:style-name="P28">Seejärel <text:span text:style-name="T247">lisage</text:span> C akord <text:span text:style-name="T248">(algusnoot C4) </text:span>pikkusega 4. </text:p>
      <text:p text:style-name="P26">Et minna <text:span text:style-name="T248">II</text:span> häält redigeerima, on vaja vastav hääl aktiveerida</text:p>
      <text:p text:style-name="P28">raadionupuga. </text:p>
      <text:p text:style-name="P75">Aktiveerige saatehäälel akordinimede näitamine, siis on pilt lihtsam.</text:p>
      <text:p text:style-name="P27"><text:s/><text:span text:style-name="T191">Harjutamiseks lisame veel </text:span><text:span text:style-name="T33">Rat tad te gid ra ta ta, ra ta ta ja ta ta ta </text:span><text:span text:style-name="T191"><text:line-break/>osa. I häälele tuleb lisada noodid (noot - kestus notatsioonis)</text:span></text:p>
      <text:p text:style-name="P29"><text:span text:style-name="T21">F4 1, F4 1, </text:span><text:span text:style-name="T34">F4 1, F4 1, E4 1, E4 1, E4 2</text:span><text:span text:style-name="T192"> ning<text:line-break/></text:span><text:span text:style-name="T34">D4 1, D4 1, D4 1, D4 1, C4 1, C4 1, C4 2</text:span><text:span text:style-name="T192"> noodid </text:span></text:p>
      <text:p text:style-name="P44">seejärel tuleb teha II hääle aktiveerimine ja lisada akordid <text:line-break/>pikkustega 4 järgmiste algusnootidega: </text:p>
      <text:p text:style-name="P21"><text:s/><text:span text:style-name="T192">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53">rida</text:span></text:p>
      <text:p text:style-name="P97"><text:bookmark text:name="ctl00_c1_lblContent"/><text:soft-page-break/>Rong see sõitis tsuh-tsuh-tsuh </text:p>
      <text:p text:style-name="P63">2. <text:span text:style-name="T253">rida</text:span><text:line-break/><text:span text:style-name="T21">Piilupart oli rongijuht</text:span></text:p>
      <text:p text:style-name="P63">3. <text:span text:style-name="T253">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195">nupp </text:span>on <text:span text:style-name="T195">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35">Rongisõit1.Json</text:span><text:span text:style-name="T193">.</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03">talutav, pikemate lugude puhul võib juppe tulla liiga palju, siis peaks ühe jupi pikkuseks panema rohkem takte</text:span>. </text:p>
      <text:p text:style-name="P47">OK vajutus teebki valitud loo juppide jagamise automaatselt ära.</text:p>
      <text:p text:style-name="P32"><text:span text:style-name="T194">V</text:span>eendu<text:span text:style-name="T194">site tõenäoliselt</text:span>, et selline töö on <text:span text:style-name="T249">(praegu, mugandused on teostamisel!) </text:span>natukene kohmakas. Tegin <text:span text:style-name="T249">muusika lisamiseks-</text:span>muutmiseks <text:span text:style-name="T249">natukene kiirema </text:span><text:s/>töövahendi - <text:span text:style-name="T21">klipiredaktori</text:span>. </text:p>
      <text:p text:style-name="P64"/>
      <text:p text:style-name="P64">Aga enne seda paneksin veel ühe punkt i-le:</text:p>
      <text:p text:style-name="P64"><text:span text:style-name="T71">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6">Seda </text:span><text:span text:style-name="T251">mitte tempoliselt, sest tempo saate algtempo kaudu ise määrata, vaid rütmiliselt, kus ta nootide asemele tulevad ti-ti noodid või ta-a noodid ...</text:span></text:p>
      <text:p text:style-name="P69">(muidugi läheb lugu ka 2 korda kiiremaks või aeglasemaks, kui <text:span text:style-name="T252">te vastavalt </text:span>algtempot ei muuda)</text:p>
      <text:p text:style-name="P64">Praegu tuleks siis laulu 2 korda kiirendada <text:span text:style-name="T252">ja sama tempo saamiseks tempo 2 korda aeglasemaks panna.</text:span></text:p>
      <text:p text:style-name="P64"/>
      <text:p text:style-name="P64"/>
      <text:p text:style-name="P103"><text:span text:style-name="T277">VI </text:span>Klipiredaktor ja sepapoisid</text:p>
      <text:p text:style-name="P33"/>
      <text:p text:style-name="P66">Klipiredaktor o<text:span text:style-name="T250">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0">klipiredaktori abiga </text:span>valmis häst<text:span text:style-name="T196">i</text:span> tuntud <text:s/><text:span text:style-name="T21">Sepapoisid </text:span>kaanoni.</text:p>
      <text:p text:style-name="P77">Siin on vaja vaid ühte häält redigeerida ja seda kopeerida erinevatel kohtadel pearedaktori erinevatele häältele. </text:p>
      <text:p text:style-name="P68"><text:span text:style-name="T253">PS!<text:line-break/></text:span><text:span text:style-name="T137">Mitme hääle korraga kopeerimisel on vastavused ranged, I </text:span><text:span text:style-name="T138">hääl </text:span><text:span text:style-name="T137">klipiredaktorist läheb </text:span><text:span text:style-name="T138">pearedaktori </text:span><text:span text:style-name="T137">I hääle külge,</text:span></text:p>
      <text:p text:style-name="P67"><text:span text:style-name="T137">II hääl teise hääle külge </text:span><text:span text:style-name="T140">jne ... </text:span><text:span text:style-name="T139">Ühe </text:span><text:span text:style-name="T140">aktiivse </text:span><text:span text:style-name="T139">hääle puhul </text:span><text:span text:style-name="T140">klipiredaktoris </text:span><text:span text:style-name="T139">lisatakse klipp </text:span><text:span text:style-name="T140">pearedaktori aktiivsele häälele </text:span><text:span text:style-name="T139">kursori positsioonis vahele, sõltumata ülekirjutuse/ vahelelisamise režiimist.</text:span><text:line-break/> <text:span text:style-name="T250">P</text:span>aremal <text:span text:style-name="T196">küljel pearedaktori aknal on </text:span>Klipiredaktori<text:span text:style-name="T196">t</text:span> <text:span text:style-name="T196">käivitavad nupud. <text:s/>Uue klipi nupp on klaverikujutisega. Samas võib võtta aga pearedaktorist klipiredaktorisse ühe või kõigi pearedaktori häälte teksti(d) ja seda/neid klipiredaktoris edasi redigeerida. Selleks on jälle ikoonid <text:s/></text:span><text:span text:style-name="T153">&gt;...||| </text:span><text:span text:style-name="T181"><text:s/></text:span><text:span text:style-name="T182">ja </text:span><text:soft-page-break/><text:span text:style-name="T153">&gt;...||| </text:span><text:span text:style-name="T182">(võtta muusika kuni kursorini / võtta muusikat kursorist alates) </text:span><text:span text:style-name="T183">ja lüliti </text:span><text:span text:style-name="T188">„Aktiivne hääl/Kõik”</text:span><text:span text:style-name="T189"> </text:span><text:span text:style-name="T182"><text:line-break/>Tulemuse saab pearedaktoris </text:span><text:span text:style-name="T184">vahele lisada </text:span><text:span text:style-name="T182">aktiivse kursori asukohta </text:span><text:span text:style-name="T184">(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414cm" draw:z-index="1"><draw:image xlink:href="Pictures/100000000000028B000002B690B1C83F4773C5AE.png" xlink:type="simple" xlink:show="embed" xlink:actuate="onLoad" loext:mime-type="image/png"/></draw:frame></text:p>
      <text:p text:style-name="P116">Akna üla<text:span text:style-name="T270">osas</text:span> on peale muidu tuttavate attribuutide noodipikkuste jaoks omaette „kalkulaator”.<text:line-break/>Tavaliselt valite sealt lihtsalt noodipikkuse, „kalkuleerimiseks” läheb noodikirjast tuttavate punktidega noodipikkuste puhul ( „.” <text:span text:style-name="T254">klahv) </text:span>ja <text:span text:style-name="T254">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74">Liitmiseks (s.t. kui noodid on kaarega liidetud) valige algul „+” ja siis liidetavad pikkused.</text:span> </text:p>
      <text:p text:style-name="P118"><text:s/><text:span text:style-name="T273">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text:span><text:soft-page-break/><text:span text:style-name="T273">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83">Aga läheb (näide </text:span><text:span text:style-name="T64">„Pipargoogipoisid”</text:span><text:span text:style-name="T283">)</text:span></text:p>
      <text:p text:style-name="P119"><text:s/><text:span text:style-name="T284">Noodi saamiseks nooditeksti tuleb klaveripaneelil soovitud klahvi klõpsida. </text:span></text:p>
      <text:p text:style-name="P137"/>
      <text:p text:style-name="P136"><text:s/><text:span text:style-name="T255">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55">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75">või muudab pärast noodipikkuse kalkulaatoril klõpsimist noodipikkust </text:span>ja läheb kursoriga edasi.</text:p>
      <text:p text:style-name="P120">Akordid / noodid <text:span text:style-name="T256">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78">seetõttu on </text:span></text:p>
      <text:p text:style-name="P121"><text:span text:style-name="T278">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57">Seda võimaldab </text:span><text:span text:style-name="T60">„Aktiivsed hääled”</text:span><text:span text:style-name="T257"> kombokast, kust teete valiku ja aktiveerite </text:span><text:span text:style-name="T60">„&gt;”</text:span><text:span text:style-name="T257"> nupu abil need hääled. </text:span><text:line-break/><text:span text:style-name="T21">Vali </text:span><text:span text:style-name="T257">käsk </text:span>(või kiirklahv <text:span text:style-name="T21">Z</text:span>) viib lõikepuhvri valiku režiimi, kus saab pärastiseks kleepimiseks (<text:span text:style-name="T21">X, V</text:span><text:span text:style-name="T257">)</text:span> klahv või <text:span text:style-name="T60">Kleebi</text:span> käs<text:span text:style-name="T257">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23">Tehnilistel põhjustel „vali” käsk ise lülitina ei toimi, s.t. ei vii valiku režiimist välja, aga see laheneb edaspidi, praegu toimib vaid Z valiku režiimi lõpetajana.<text:line-break/></text:span><text:span text:style-name="T258">X ja V </text:span><text:span text:style-name="T264">klahvid </text:span><text:span text:style-name="T258">on praegu täpselt sama mõjuga, edaspidi plaanin X alla panna võimaluse lõikepuhvrit modifitseerida enne vahelelisamist (transponeerida, tekitada arpedžo etc...).</text:span></text:p>
      <text:p text:style-name="P110"/>
      <text:p text:style-name="P140"/>
      <text:p text:style-name="P140"><text:soft-page-break/>Akordide sisestamine tekstikastis ja kiirklahvide abiga.</text:p>
      <text:p text:style-name="P140">(võib jätta esimesel lugemisel vahele).</text:p>
      <text:p text:style-name="P110"/>
      <text:p text:style-name="P126"><text:span text:style-name="T258">Praegusel hetkel ma ei ole kindel, et kõik võimalused jäävad sellisteks, nagu praegu kirjeldan.<text:line-break/>Põhimeloodiat on mugav sisestada klaveripaneelilt, aga saatemeloodiat enam ei ole, sest sealsed akordid sisaldavad </text:span><text:span text:style-name="T261">sageli </text:span><text:span text:style-name="T258">kolme ja enamat nooti ... <text:line-break/>Seetõttu kulu</text:span><text:span text:style-name="T264">vad ära</text:span><text:span text:style-name="T258"> mugavad kiirklahvid ja neid ma ka lisasin. </text:span><text:span text:style-name="T264">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Akordi sisestamise tekstikastis see jälle nii ei ole, sest Bb tähistus<text:span text:style-name="T304">es</text:span> on vaja nii suurt B-d ja ka väikest b-d <text:span text:style-name="T304">erinevates tähendustes.</text:span></text:p>
      <text:p text:style-name="P216"/>
      <text:p text:style-name="P216">Põhimõtted:</text:p>
      <text:p text:style-name="P217"/>
      <text:p text:style-name="P217">0) Pausi sisestab <text:span text:style-name="T305">pikkuse kalkulaatoril parajasti kehtiva noodi</text:span>pikkusega TÜHIKU klahv.</text:p>
      <text:p text:style-name="P126"><text:span text:style-name="T267">1) </text:span><text:span text:style-name="T258">C, D, E, F, G, </text:span><text:span text:style-name="T262">A, B, </text:span><text:span text:style-name="T258">H tähistavad vastavaid toone BACH / </text:span><text:span text:style-name="T265">B Bb</text:span><text:span text:style-name="T258">süsteemis, </text:span><text:span text:style-name="T265">viimase </text:span><text:span text:style-name="T266">valiku </text:span><text:span text:style-name="T265">puhul H on mõjuta.</text:span></text:p>
      <text:p text:style-name="P111"><text:span text:style-name="T305">PUNKT, </text:span>„.” klahv tõstab tooni kõrgust poole <text:span text:style-name="T305">tooni </text:span>võrra. <text:span text:style-name="T305">KOMA, </text:span>„,” <text:s/><text:span text:style-name="T305">klahv langetab tooni kõrgust poole tooni võrra.</text:span></text:p>
      <text:p text:style-name="P111">Põhjendus: „#” <text:span text:style-name="T305">sümboli saamiseks oleks vaja shift klahvi vajutada, </text:span><text:s/><text:span text:style-name="T305">ja ka „b” klahv</text:span> oleks <text:span text:style-name="T305">seda </text:span>nõudnud <text:span text:style-name="T305">ja </text:span>siis kogu see <text:span text:style-name="T305">kiirklahvinduse</text:span> idee ei oleks üldse enam olnud nii tore </text:p>
      <text:p text:style-name="P126"><text:span text:style-name="T258">Nii saab kätte C</text:span><text:span text:style-name="T265">#</text:span><text:span text:style-name="T258">, D</text:span><text:span text:style-name="T265">#</text:span><text:span text:style-name="T258">, F</text:span><text:span text:style-name="T265">#</text:span><text:span text:style-name="T258">, G</text:span><text:span text:style-name="T265">#</text:span><text:span text:style-name="T258">, aga ka A</text:span><text:span text:style-name="T265">b</text:span><text:span text:style-name="T258"> <text:s/></text:span><text:span text:style-name="T265">või A#, mis BACH süsteemis oleks jälle B. </text:span><text:span text:style-name="T258"><text:s/><text:line-break/>Sama klahv kaks korda LÕPETAB akordi kiirsisestuse. CC näiteks tekitab kohe C kolmkõla akordi.<text:line-break/>M klahv viib minoorse akordini. CMM tähendab kohe C minoor</text:span><text:span text:style-name="T259">se kolmkõla</text:span><text:span text:style-name="T258"> valikut.</text:span></text:p>
      <text:p text:style-name="P126"><text:span text:style-name="T258">C <text:s/></text:span><text:span text:style-name="T265">+ </text:span><text:span text:style-name="T259">punktiklahv 2 korda </text:span><text:span text:style-name="T258">.. aga tähenda</text:span><text:span text:style-name="T259">b</text:span><text:span text:style-name="T258"> Cis duuri. C.MM Cis molli ...</text:span></text:p>
      <text:p text:style-name="P112">ja nii edasi ja nii edasi ...</text:p>
      <text:p text:style-name="P112"/>
      <text:p text:style-name="P108">2) 0 klahv tekitab vastavast <text:span text:style-name="T275">valitud </text:span>toonist bassi, s.t. klaveripaneeli küllalt madala paikneva üksiku tooni. <text:span text:style-name="T275">C0 <text:s/>tekitab näiteks noodi C3.</text:span></text:p>
      <text:p text:style-name="P108">Mugav ehk valsside sisestamisel.</text:p>
      <text:p text:style-name="P108"/>
      <text:p text:style-name="P127"><text:span text:style-name="T260">3</text:span><text:span text:style-name="T258">) <text:s/>6 ja 7 -ga saab kätte akordid, mida tähistatakse </text:span><text:span text:style-name="T92">C6, C7 .</text:span><text:span text:style-name="T258">.. <text:line-break/></text:span><text:span text:style-name="T65">C66</text:span><text:span text:style-name="T258"> sisestab siis kiirelt </text:span><text:span text:style-name="T92">C6</text:span><text:span text:style-name="T258"> akordi, </text:span><text:span text:style-name="T65">C77 </text:span><text:span text:style-name="T258">kiirelt </text:span><text:span text:style-name="T92">C7</text:span><text:span text:style-name="T258"> akordi.</text:span></text:p>
      <text:p text:style-name="P127"><text:span text:style-name="T258">Aga </text:span><text:span text:style-name="T65">C75 </text:span><text:span text:style-name="T258">tekitab </text:span><text:span text:style-name="T65">C7b5</text:span><text:span text:style-name="T258"> <text:s/>akordi, </text:span><text:span text:style-name="T121">C76</text:span><text:span text:style-name="T258"> </text:span><text:span text:style-name="T65">C7</text:span><text:span text:style-name="T66">#</text:span><text:span text:style-name="T65">5</text:span><text:span text:style-name="T258"> <text:s/>akordi ... </text:span></text:p>
      <text:p text:style-name="P109"/>
      <text:p text:style-name="P127"><text:span text:style-name="T260">4</text:span><text:span text:style-name="T258">) <text:s/>1,2,3,4 reserveerisin akordide PÖÖRETE peale.</text:span></text:p>
      <text:p text:style-name="P112">C11 tekitab C/E akordi </text:p>
      <text:p text:style-name="P127"><text:span text:style-name="T258">C22 tekitab C/G akordi, </text:span><text:span text:style-name="T263">2. pööre</text:span><text:span text:style-name="T258">.</text:span></text:p>
      <text:p text:style-name="P112"/>
      <text:p text:style-name="P128"><text:span text:style-name="T258">5) S klahv jäi vähendatud (dim) tähistajaks </text:span><text:span text:style-name="T65">CSS</text:span><text:span text:style-name="T258"> tekitab </text:span><text:span text:style-name="T65">Cdim</text:span><text:span text:style-name="T258"> akordi ...</text:span></text:p>
      <text:p text:style-name="P108">ehk aitab memoriseerida sõna Substract (vähendada, lahutada).</text:p>
      <text:p text:style-name="P108"/>
      <text:p text:style-name="P108">6) samal põhimõttel P klahv jäi aug akordi tarbeks. <text:span text:style-name="T269">(plus)</text:span><text:line-break/>CPP on siis Caug</text:p>
      <text:p text:style-name="P123"/>
      <text:p text:style-name="P128">7) Ja lõpuks rauges mu hoog. Lõpetasin sellega, et QQ <text:span text:style-name="T306">lisamine põhitoonile </text:span>annab <text:span text:style-name="T21">„sus2”</text:span>, <text:span text:style-name="T306">nagu ka Q2 </text:span>ja Q4 annab <text:span text:style-name="T21">sus4</text:span> akordi. <text:line-break/>Kõige lõpuks saab sisestada akordi tekstikastis, aga</text:p>
      <text:p text:style-name="P123"><text:span text:style-name="T158">! </text:span><text:span text:style-name="T86">akordi sisestamine </text:span><text:span text:style-name="T268">tekstikastis on tõstutundlik.</text:span></text:p>
      <text:p text:style-name="P128"><text:soft-page-break/>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5">Sepapoiste kaanon</text:span></text:p>
      <text:p text:style-name="P124"/>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78">I</text:span><text:span text:style-name="T177">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76">pearedaktoris </text:span>hääl II, lisage hääle II algusse 2 4 löögilist pausi ning jätke kursor lõppu.</text:p>
      <text:p text:style-name="P72">Jälle vajutage klipiredaktoris „Lisa teosele”.</text:p>
      <text:p text:style-name="P72"><text:span text:style-name="T276">S</text:span>ama tehke III <text:span text:style-name="T276">ja IV häälega, lisades ette 4 / 6 neljalöögilist pausi</text:span></text:p>
      <text:p text:style-name="P72">[ võite panna ka pikemad pausid, aga üle takti kestvaid pause muusikalises notatsioonis (vist) ei peeta heaks tooniks ].<text:line-break/><text:span text:style-name="T276">Ongi kaanon valmis.</text:span></text:p>
      <text:p text:style-name="P72">Mina panin oma versioonis „Sepapoisid” I häält mängima <text:span text:style-name="T271">viiuli, II häält flöödi, III häält oreli ja IV häält klaveri, aga maitse üle ei vaielda.</text:span></text:p>
      <text:p text:style-name="P78">Saate kaanonis ka rütmilist tempot 2 korda kiirendada, siis sammnootide asemele tulevad ti-ti noodid ja <text:span text:style-name="T276">lisada sõnad. <text:line-break/></text:span></text:p>
      <text:p text:style-name="P88"/>
      <text:p text:style-name="P88"/>
      <text:p text:style-name="P88">Lõpetuseks / uue versiooni alustuseks.</text:p>
      <text:p text:style-name="P79"/>
      <text:p text:style-name="P80">1.2.<text:span text:style-name="T298">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8"><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1-05T10:49:07.597000000</dc:date>
    <meta:editing-duration>P5DT5H32M40S</meta:editing-duration>
    <meta:editing-cycles>112</meta:editing-cycles>
    <meta:document-statistic meta:table-count="0" meta:image-count="12" meta:object-count="0" meta:page-count="21" meta:paragraph-count="280" meta:word-count="6237" meta:character-count="45599" meta:non-whitespace-character-count="39336"/>
  </office:meta>
</office:document-meta>
</file>